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.2602in" fo:margin-right="0in" fo:text-indent="0in" style:auto-text-indent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0.2602in" fo:margin-right="0in" fo:text-indent="0in" style:auto-text-indent="false"/>
      <style:text-properties fo:font-weight="bold" style:font-weight-asian="bold" style:font-weight-complex="bold"/>
    </style:style>
    <style:style style:name="P1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5"/>
    <style:style style:name="P17" style:family="paragraph" style:parent-style-name="Standard" style:list-style-name="L6"/>
    <style:style style:name="P18" style:family="paragraph" style:parent-style-name="Standard" style:list-style-name="L8"/>
    <style:style style:name="P19" style:family="paragraph" style:parent-style-name="Standard" style:list-style-name="L9"/>
    <style:style style:name="P20" style:family="paragraph" style:parent-style-name="Standard" style:list-style-name="L10"/>
    <style:style style:name="P21" style:family="paragraph" style:parent-style-name="Standard" style:list-style-name="L11"/>
    <style:style style:name="P22" style:family="paragraph" style:parent-style-name="Standard" style:list-style-name="L12"/>
    <style:style style:name="P23" style:family="paragraph" style:parent-style-name="Standard" style:list-style-name="L13"/>
    <style:style style:name="P24" style:family="paragraph" style:parent-style-name="Standard" style:list-style-name="L14"/>
    <style:style style:name="P25" style:family="paragraph" style:parent-style-name="Standard" style:list-style-name="L15"/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 style:list-style-name="L24"/>
    <style:style style:name="P28" style:family="paragraph" style:parent-style-name="Text_20_body" style:list-style-name="L3"/>
    <style:style style:name="P29" style:family="paragraph" style:parent-style-name="Text_20_body" style:list-style-name="L7"/>
    <style:style style:name="P30" style:family="paragraph" style:parent-style-name="Text_20_body" style:list-style-name="L16"/>
    <style:style style:name="P31" style:family="paragraph" style:parent-style-name="Text_20_body" style:list-style-name="L17">
      <style:text-properties fo:font-weight="normal" style:font-weight-asian="normal" style:font-weight-complex="normal"/>
    </style:style>
    <style:style style:name="P32" style:family="paragraph" style:parent-style-name="Text_20_body" style:list-style-name="L18"/>
    <style:style style:name="P33" style:family="paragraph" style:parent-style-name="Text_20_body" style:list-style-name="L19"/>
    <style:style style:name="P34" style:family="paragraph" style:parent-style-name="Text_20_body" style:list-style-name="L15"/>
    <style:style style:name="P35" style:family="paragraph" style:parent-style-name="Text_20_body" style:list-style-name="L20"/>
    <style:style style:name="P36" style:family="paragraph" style:parent-style-name="Text_20_body" style:list-style-name="L21"/>
    <style:style style:name="P37" style:family="paragraph" style:parent-style-name="Text_20_body" style:list-style-name="L22"/>
    <style:style style:name="P38" style:family="paragraph" style:parent-style-name="Text_20_body" style:list-style-name="L23"/>
    <style:style style:name="P39" style:family="paragraph" style:parent-style-name="Table_20_Contents" style:list-style-name="L5"/>
    <style:style style:name="P40" style:family="paragraph" style:parent-style-name="Heading_20_1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WLoc Tcl Binding GSoC 2011 Project</text:p>
      <text:p text:style-name="P2">API Design, Version 0.6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Function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Functions</text:p>
          </text:index-title>
          <text:p text:style-name="P11">API Version<text:tab/>2</text:p>
          <text:p text:style-name="P10">hwloc version<text:tab/>2</text:p>
          <text:p text:style-name="P11">Create, Configure, Check and Destroy Topologies<text:tab/>2</text:p>
          <text:p text:style-name="P10">hwloc create ?options?<text:tab/>2</text:p>
          <text:p text:style-name="P10">topology destroy<text:tab/>3</text:p>
          <text:p text:style-name="P11">Get Topology Information<text:tab/>3</text:p>
          <text:p text:style-name="P10">topology export filepath<text:tab/>3</text:p>
          <text:p text:style-name="P10">topology depth<text:tab/>4</text:p>
          <text:p text:style-name="P10">topology depth -type type<text:tab/>4</text:p>
          <text:p text:style-name="P10">topology type -depth depth<text:tab/>4</text:p>
          <text:p text:style-name="P10">topology width -depth depth<text:tab/>4</text:p>
          <text:p text:style-name="P10">topology width -type type<text:tab/>4</text:p>
          <text:p text:style-name="P10">topology local<text:tab/>4</text:p>
          <text:p text:style-name="P11">Browse the Topology Tree<text:tab/>5</text:p>
          <text:p text:style-name="P10">topology root<text:tab/>5</text:p>
          <text:p text:style-name="P10">topology object_by {-depth depth | -type type} index<text:tab/>5</text:p>
          <text:p text:style-name="P10">topology object object children<text:tab/>5</text:p>
          <text:p text:style-name="P10">topology object object parent<text:tab/>5</text:p>
          <text:p text:style-name="P10">topology object object next_cousin | prev_cousin<text:tab/>5</text:p>
          <text:p text:style-name="P10">topology object object next_sibling | prev_sibling<text:tab/>5</text:p>
          <text:p text:style-name="P10">topology object object first_child | last_childy<text:tab/>6</text:p>
          <text:p text:style-name="P11">Get Object Information<text:tab/>6</text:p>
          <text:p text:style-name="P10">topology object object type<text:tab/>6</text:p>
          <text:p text:style-name="P10">topology object object name<text:tab/>6</text:p>
          <text:p text:style-name="P10">topology object object depth<text:tab/>6</text:p>
          <text:p text:style-name="P10">topology object object logical_index<text:tab/>6</text:p>
          <text:p text:style-name="P10">topology object object sibling_rank<text:tab/>6</text:p>
          <text:p text:style-name="P10">topology object object arity<text:tab/>6</text:p>
          <text:p text:style-name="P10">topology object object attributes<text:tab/>7</text:p>
          <text:p text:style-name="P10">topology object object cpuset<text:tab/>7</text:p>
          <text:p text:style-name="P10">topology object object info<text:tab/>7</text:p>
          <text:p text:style-name="P11">CPU Binding<text:tab/>7</text:p>
          <text:p text:style-name="P10">topology cpubind set <text:s/>?-type flags? ?-pid pid? cpuset<text:tab/>7</text:p>
          <text:p text:style-name="P10">topology cpubind get <text:s/>?-type flags? ?-pid pid?<text:tab/>7</text:p>
          <text:p text:style-name="P10">topology cpubind last <text:s/>?-type flags? ?-pid pid?<text:tab/>8</text:p>
          <text:p text:style-name="P11">The Bitmap API<text:tab/>8</text:p>
          <text:p text:style-name="P11">Memory Binding<text:tab/>8</text:p>
          <text:p text:style-name="P10">topology membind get ?-pid pid? ?-type flags? ?-cpuset? <text:tab/>8</text:p>
          <text:p text:style-name="P10">topology membind set ?-pid pid? ?-type flags? ?-cpuset? nodeset policy<text:tab/>9</text:p>
          <text:p text:style-name="P11">Helpers<text:tab/>9</text:p>
          <text:p text:style-name="P10">topology cpuset ?-complete|-allowed|-online|-topology?<text:tab/>9</text:p>
          <text:p text:style-name="P10"><text:soft-page-break/>topology nodeset ?-complete|-allowed|-topology?<text:tab/>9</text:p>
          <text:p text:style-name="P10">topology convert ?-strict? -to_cpuset|-to_nodeset bitmap<text:tab/>10</text:p>
          <text:p text:style-name="P11">Remaining Modules<text:tab/>10</text:p>
        </text:index-body>
      </text:table-of-content>
      <text:p text:style-name="P1"/>
      <text:h text:style-name="Heading_20_1" text:outline-level="1">API Version</text:h>
      <text:p text:style-name="Text_20_body">Pertains the following HWLoc Module(s)<text:span text:style-name="T2">: </text:span></text:p>
      <text:list xml:id="list2109963608" text:style-name="L1">
        <text:list-item>
          <text:p text:style-name="P12"><text:a xlink:type="simple" xlink:href="http://www.open-mpi.org/projects/hwloc/doc/v1.2/group__hwlocality__api__version.php"><text:span text:style-name="T2">API version</text:span></text:a></text:p>
        </text:list-item>
      </text:list>
      <text:h text:style-name="Heading_20_2" text:outline-level="2">hwloc version</text:h>
      <text:p text:style-name="Standard"><text:span text:style-name="T1">Description</text:span>: Indicate at runtime which hwloc API version was used at build time. </text:p>
      <text:p text:style-name="Standard"><text:span text:style-name="T1">Returns</text:span>: Unsigned integer.</text:p>
      <text:p text:style-name="P6">Underlying function(s):</text:p>
      <text:list xml:id="list709073067" text:style-name="L2">
        <text:list-item>
          <text:p text:style-name="P13">unsigned <text:a xlink:type="simple" xlink:href="http://www.open-mpi.org/projects/hwloc/doc/v1.2/group__hwlocality__api__version.php#ga61ef7566efe550d314b0ce4f3421ec5d">hwloc_get_api_version</text:a> (void)</text:p>
        </text:list-item>
      </text:list>
      <text:h text:style-name="Heading_20_1" text:outline-level="1">Create, Configure, Check and Destroy Topologies</text:h>
      <text:p text:style-name="Text_20_body">Pertains the following HWLoc Module(s)<text:span text:style-name="T2">: </text:span></text:p>
      <text:list xml:id="list1834740514" text:style-name="L3">
        <text:list-item>
          <text:p text:style-name="P14"><text:a xlink:type="simple" xlink:href="http://www.open-mpi.org/projects/hwloc/doc/v1.2/group__hwlocality__topology.php">Topology context</text:a></text:p>
        </text:list-item>
        <text:list-item>
          <text:p text:style-name="P14"><text:a xlink:type="simple" xlink:href="http://www.open-mpi.org/projects/hwloc/doc/v1.2/group__hwlocality__creation.php">Create and Destroy Topologies</text:a></text:p>
        </text:list-item>
        <text:list-item>
          <text:p text:style-name="P28"><text:a xlink:type="simple" xlink:href="http://www.open-mpi.org/projects/hwloc/doc/v1.2/group__hwlocality__configuration.php">Configure Topology Detection</text:a></text:p>
        </text:list-item>
      </text:list>
      <text:p text:style-name="P4">Non-implemented functions:</text:p>
      <text:list xml:id="list1868988138" text:style-name="L4">
        <text:list-item>
          <text:p text:style-name="P15">int <text:a xlink:type="simple" xlink:href="http://www.open-mpi.org/projects/hwloc/doc/v1.2/group__hwlocality__configuration.php#gae7e4bade144652a2b48f5eaf0309b4ec">hwloc_topology_set_xmlbuffer</text:a> (<text:a xlink:type="simple" xlink:href="http://www.open-mpi.org/projects/hwloc/doc/v1.2/group__hwlocality__topology.php#ga9d1e76ee15a7dee158b786c30b6a6e38">hwloc_topology_t</text:a> __hwloc_restrict topology, const char *__hwloc_restrict buffer, int size)</text:p>
        </text:list-item>
        <text:list-item>
          <text:p text:style-name="P15">int <text:a xlink:type="simple" xlink:href="http://www.open-mpi.org/projects/hwloc/doc/v1.2/group__hwlocality__configuration.php#gabda6afa67a495cd652f064ad51d3fe47">hwloc_topology_set_distance_matrix</text:a> (<text:a xlink:type="simple" xlink:href="http://www.open-mpi.org/projects/hwloc/doc/v1.2/group__hwlocality__topology.php#ga9d1e76ee15a7dee158b786c30b6a6e38">hwloc_topology_t</text:a> __hwloc_restrict topology, <text:a xlink:type="simple" xlink:href="http://www.open-mpi.org/projects/hwloc/doc/v1.2/group__hwlocality__types.php#gacd37bb612667dc437d66bfb175a8dc55">hwloc_obj_type_t</text:a> type, unsigned nbobjs, unsigned *os_index, float *distances) </text:p>
        </text:list-item>
        <text:list-item>
          <text:p text:style-name="P15">struct <text:line-break/><text:a xlink:type="simple" xlink:href="http://www.open-mpi.org/projects/hwloc/doc/v1.2/structhwloc__topology__support.php">hwloc_topology_support</text:a> * <text:a xlink:type="simple" xlink:href="http://www.open-mpi.org/projects/hwloc/doc/v1.2/group__hwlocality__configuration.php#gac2126e105f3ae708efca2e90d612625a">hwloc_topology_get_support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Heading_20_2" text:outline-level="2">hwloc create <text:span text:style-name="T3">?options?</text:span></text:h>
      <text:p text:style-name="Standard"><text:span text:style-name="T1">Description</text:span>: Initialize, load and check a new topology context according to ?options?:</text:p>
      <text:p text:style-name="Standard"><text:tab/>-ignore_type $type</text:p>
      <text:p text:style-name="Standard"><text:tab/>-ignore_type_keep_structure</text:p>
      <text:p text:style-name="Standard"><text:tab/>-ignore_all_keep_structure</text:p>
      <text:p text:style-name="Standard"><text:tab/>-set_flags $flags</text:p>
      <text:p text:style-name="Standard"><text:tab/>-set_fsroot $path</text:p>
      <text:p text:style-name="Standard"><text:tab/>-set_pid $pid</text:p>
      <text:p text:style-name="Standard"><text:tab/>-set_synthetic $string</text:p>
      <text:p text:style-name="Standard"><text:tab/>-set_xml $filepath</text:p>
      <text:p text:style-name="Standard"><text:span text:style-name="T1">Returns</text:span>: A new command that embodies the topology context.</text:p>
      <text:p text:style-name="P6">Underlying function(s):</text:p>
      <text:list xml:id="list1929550303" text:style-name="L5">
        <text:list-item>
          <text:p text:style-name="P16">int <text:a xlink:type="simple" xlink:href="http://www.open-mpi.org/projects/hwloc/doc/v1.2/group__hwlocality__creation.php#ga5c2d6f476af87005c7bd0811d4548b9f">hwloc_topology_init</text:a> (<text:a xlink:type="simple" xlink:href="http://www.open-mpi.org/projects/hwloc/doc/v1.2/group__hwlocality__topology.php#ga9d1e76ee15a7dee158b786c30b6a6e38">hwloc_topology_t</text:a> *topology)</text:p>
        </text:list-item>
        <text:list-item>
          <text:p text:style-name="P16"><text:soft-page-break/>int <text:a xlink:type="simple" xlink:href="http://www.open-mpi.org/projects/hwloc/doc/v1.2/group__hwlocality__creation.php#ga91e2e6427b95fb7339c99dbbef996e71">hwloc_topology_load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39">void <text:a xlink:type="simple" xlink:href="http://www.open-mpi.org/projects/hwloc/doc/v1.2/group__hwlocality__creation.php#gab3628b2a540a5a08e8cf724ef829e70a">hwloc_topology_check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6">int <text:a xlink:type="simple" xlink:href="http://www.open-mpi.org/projects/hwloc/doc/v1.2/group__hwlocality__configuration.php#gaf2071c8621fddc53649c245d87835b47">hwloc_topology_ignore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6">int <text:a xlink:type="simple" xlink:href="http://www.open-mpi.org/projects/hwloc/doc/v1.2/group__hwlocality__configuration.php#ga6ddd4213d95bd1c30555b294a60efa6b">hwloc_topology_ignore_type_keep_structur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6">int <text:a xlink:type="simple" xlink:href="http://www.open-mpi.org/projects/hwloc/doc/v1.2/group__hwlocality__configuration.php#gaec6fb00050f50cd41007f1ae580d2106">hwloc_topology_ignore_all_keep_structure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6">int <text:a xlink:type="simple" xlink:href="http://www.open-mpi.org/projects/hwloc/doc/v1.2/group__hwlocality__configuration.php#ga6d11e53db143ac39c32cdb3912b71f99">hwloc_topology_set_flags</text:a> (<text:a xlink:type="simple" xlink:href="http://www.open-mpi.org/projects/hwloc/doc/v1.2/group__hwlocality__topology.php#ga9d1e76ee15a7dee158b786c30b6a6e38">hwloc_topology_t</text:a> topology, unsigned long flags)</text:p>
        </text:list-item>
        <text:list-item>
          <text:p text:style-name="P16">int <text:a xlink:type="simple" xlink:href="http://www.open-mpi.org/projects/hwloc/doc/v1.2/group__hwlocality__configuration.php#ga2f6bfb6958d8b508ea1d7d5bb266432c">hwloc_topology_set_fsroot</text:a> (<text:a xlink:type="simple" xlink:href="http://www.open-mpi.org/projects/hwloc/doc/v1.2/group__hwlocality__topology.php#ga9d1e76ee15a7dee158b786c30b6a6e38">hwloc_topology_t</text:a> __hwloc_restrict topology, const char *__hwloc_restrict fsroot_path)</text:p>
        </text:list-item>
        <text:list-item>
          <text:p text:style-name="P16">int <text:a xlink:type="simple" xlink:href="http://www.open-mpi.org/projects/hwloc/doc/v1.2/group__hwlocality__configuration.php#gae1100de0162b3c6a9db750ac14629c05">hwloc_topology_set_pid</text:a> (<text:a xlink:type="simple" xlink:href="http://www.open-mpi.org/projects/hwloc/doc/v1.2/group__hwlocality__topology.php#ga9d1e76ee15a7dee158b786c30b6a6e38">hwloc_topology_t</text:a> __hwloc_restrict topology, hwloc_pid_t pid)</text:p>
        </text:list-item>
        <text:list-item>
          <text:p text:style-name="P16">int <text:a xlink:type="simple" xlink:href="http://www.open-mpi.org/projects/hwloc/doc/v1.2/group__hwlocality__configuration.php#ga2fcb52181b586c20f001b7a999550324">hwloc_topology_set_synthetic</text:a> (<text:a xlink:type="simple" xlink:href="http://www.open-mpi.org/projects/hwloc/doc/v1.2/group__hwlocality__topology.php#ga9d1e76ee15a7dee158b786c30b6a6e38">hwloc_topology_t</text:a> __hwloc_restrict topology, const char *__hwloc_restrict description)</text:p>
        </text:list-item>
        <text:list-item>
          <text:p text:style-name="P16">int <text:a xlink:type="simple" xlink:href="http://www.open-mpi.org/projects/hwloc/doc/v1.2/group__hwlocality__configuration.php#ga93efcc8a962afe1ed23393700682173f">hwloc_topology_set_xml</text:a> (<text:a xlink:type="simple" xlink:href="http://www.open-mpi.org/projects/hwloc/doc/v1.2/group__hwlocality__topology.php#ga9d1e76ee15a7dee158b786c30b6a6e38">hwloc_topology_t</text:a> __hwloc_restrict topology, const char *__hwloc_restrict xmlpath)</text:p>
        </text:list-item>
      </text:list>
      <text:h text:style-name="Heading_20_2" text:outline-level="2"><text:span text:style-name="T3">topology</text:span> destroy</text:h>
      <text:p text:style-name="Standard"><text:span text:style-name="T1">Description</text:span>: Terminate and free a topology context. Also destroy the corresponding Tcl command.</text:p>
      <text:p text:style-name="Standard"><text:span text:style-name="T1">Returns</text:span>: Nothing.</text:p>
      <text:p text:style-name="P5">Underlying function(s):</text:p>
      <text:list xml:id="list834754178" text:style-name="L6">
        <text:list-item>
          <text:p text:style-name="P17">void <text:a xlink:type="simple" xlink:href="http://www.open-mpi.org/projects/hwloc/doc/v1.2/group__hwlocality__creation.php#ga6040925d3ee4bbb2647f2a321aca5f4b">hwloc_topology_destroy</text:a> (<text:a xlink:type="simple" xlink:href="http://www.open-mpi.org/projects/hwloc/doc/v1.2/group__hwlocality__topology.php#ga9d1e76ee15a7dee158b786c30b6a6e38">hwloc_topology_t</text:a> topology)</text:p>
        </text:list-item>
      </text:list>
      <text:h text:style-name="Heading_20_1" text:outline-level="1">Get Topology Information</text:h>
      <text:p text:style-name="Text_20_body">Pertains the following HWLoc Module(s)<text:span text:style-name="T2">: </text:span></text:p>
      <text:list xml:id="list663319916" text:style-name="L7">
        <text:list-item>
          <text:p text:style-name="P29"><text:a xlink:type="simple" xlink:href="http://www.open-mpi.org/projects/hwloc/doc/v1.2/group__hwlocality__tinker.php"><text:span text:style-name="T2">Tinker with topologies.</text:span></text:a></text:p>
        </text:list-item>
        <text:list-item>
          <text:p text:style-name="P29"><text:a xlink:type="simple" xlink:href="http://www.open-mpi.org/projects/hwloc/doc/v1.2/group__hwlocality__information.php"><text:span text:style-name="T2">Get some Topology Information</text:span></text:a></text:p>
        </text:list-item>
        <text:list-item>
          <text:p text:style-name="P29"><text:a xlink:type="simple" xlink:href="http://www.open-mpi.org/projects/hwloc/doc/v1.2/group__hwlocality__traversal.php"><text:span text:style-name="T2">Retrieve Objects</text:span></text:a></text:p>
        </text:list-item>
      </text:list>
      <text:p text:style-name="P4">Non-implemented functions:</text:p>
      <text:list xml:id="list471543697" text:style-name="L8">
        <text:list-item>
          <text:p text:style-name="P18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8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8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inker.php#gadacd7a3d21220fbb30c3256d8b22a294"><text:span text:style-name="T2">hwloc_topology_insert_misc_object_by_paren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structhwloc__obj.php"><text:span text:style-name="T2">hwloc_obj_t</text:span></text:a><text:span text:style-name="T2"> parent, const char *name)</text:span></text:p>
        </text:list-item>
        <text:list-item>
          <text:p text:style-name="P18"><text:span text:style-name="T2">int </text:span><text:a xlink:type="simple" xlink:href="http://www.open-mpi.org/projects/hwloc/doc/v1.2/group__hwlocality__tinker.php#gad75fa918e3eb54663bdeab25ed89b648"><text:span text:style-name="T2">hwloc_topology_restric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__hwloc_restrict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unsigned long flags)</text:span></text:p>
        </text:list-item>
      </text:list>
      <text:h text:style-name="Heading_20_2" text:outline-level="2"><text:span text:style-name="T3">topology</text:span> export <text:span text:style-name="T3">filepath</text:span></text:h>
      <text:p text:style-name="Standard"><text:span text:style-name="T1">Description</text:span>: Export the topology into an XML file. </text:p>
      <text:p text:style-name="Standard"><text:span text:style-name="T1">Returns</text:span>: Nothing.</text:p>
      <text:p text:style-name="P5">Underlying function(s):</text:p>
      <text:list xml:id="list212228613" text:style-name="L9">
        <text:list-item>
          <text:p text:style-name="P19">void <text:a xlink:type="simple" xlink:href="http://www.open-mpi.org/projects/hwloc/doc/v1.2/group__hwlocality__tinker.php#ga1c9d8e608232206ce2142fe806a6835b">hwloc_topology_export_xml</text:a> (<text:a xlink:type="simple" xlink:href="http://www.open-mpi.org/projects/hwloc/doc/v1.2/group__hwlocality__topology.php#ga9d1e76ee15a7dee158b786c30b6a6e38">hwloc_topology_t</text:a> topology, const char *xmlpath)</text:p>
        </text:list-item>
      </text:list>
      <text:p text:style-name="P1"/>
      <text:h text:style-name="Heading_20_2" text:outline-level="2"><text:soft-page-break/><text:span text:style-name="T3">topology</text:span> <text:span text:style-name="T6">depth</text:span></text:h>
      <text:p text:style-name="Standard"><text:span text:style-name="T1">Description</text:span>: Get the depth of the hierarchical tree of objects. </text:p>
      <text:p text:style-name="Standard"><text:span text:style-name="T1">Returns</text:span>: Unsigned integer.</text:p>
      <text:p text:style-name="P5">Underlying function(s):</text:p>
      <text:list xml:id="list1982809068" text:style-name="L10">
        <text:list-item>
          <text:p text:style-name="P20">unsigned <text:a xlink:type="simple" xlink:href="http://www.open-mpi.org/projects/hwloc/doc/v1.2/group__hwlocality__information.php#ga8c30b0cec55074eb3ed34e4f2a1a9937">hwloc_topology_get_depth</text:a> (<text:a xlink:type="simple" xlink:href="http://www.open-mpi.org/projects/hwloc/doc/v1.2/group__hwlocality__topology.php#ga9d1e76ee15a7dee158b786c30b6a6e38">hwloc_topology_t</text:a> __hwloc_restrict topology) __hwloc_attribute_pure</text:p>
        </text:list-item>
      </text:list>
      <text:p text:style-name="P1"/>
      <text:h text:style-name="Heading_20_2" text:outline-level="2"><text:span text:style-name="T3">topology</text:span> <text:span text:style-name="T6">depth -type type</text:span></text:h>
      <text:p text:style-name="Standard"><text:span text:style-name="T1">Description</text:span>: Returns the depth of objects of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1040979461" text:style-name="L11">
        <text:list-item>
          <text:p text:style-name="P21">int <text:a xlink:type="simple" xlink:href="http://www.open-mpi.org/projects/hwloc/doc/v1.2/group__hwlocality__information.php#gaea7c64dd59467f5201ba87712710b14d">hwloc_get_type_depth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</text:list>
      <text:p text:style-name="P1"/>
      <text:h text:style-name="Heading_20_2" text:outline-level="2"><text:span text:style-name="T3">topology</text:span> type<text:span text:style-name="T6"> -depth depth</text:span></text:h>
      <text:p text:style-name="Standard"><text:span text:style-name="T1">Description</text:span>: Returns the type of objects at depth <text:span text:style-name="Source_20_Text">depth</text:span>. </text:p>
      <text:p text:style-name="Standard"><text:span text:style-name="T1">Returns</text:span>: String representation of topology object type.</text:p>
      <text:p text:style-name="P5">Underlying function(s):</text:p>
      <text:list xml:id="list1307597985" text:style-name="L12">
        <text:list-item>
          <text:p text:style-name="P22"><text:a xlink:type="simple" xlink:href="http://www.open-mpi.org/projects/hwloc/doc/v1.2/group__hwlocality__types.php#gacd37bb612667dc437d66bfb175a8dc55">hwloc_obj_type_t</text:a> <text:a xlink:type="simple" xlink:href="http://www.open-mpi.org/projects/hwloc/doc/v1.2/group__hwlocality__information.php#gadd4964764ae7e49231065d58a553fd31">hwloc_get_depth_type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Standard"/>
      <text:h text:style-name="Heading_20_2" text:outline-level="2"><text:span text:style-name="T3">topology</text:span> width<text:span text:style-name="T6"> -depth depth</text:span></text:h>
      <text:p text:style-name="Standard"><text:span text:style-name="T1">Description</text:span>: Returns the width of level at depth <text:span text:style-name="Source_20_Text">depth</text:span>. </text:p>
      <text:p text:style-name="Standard"><text:span text:style-name="T1">Returns</text:span>: Unsigned integer.</text:p>
      <text:p text:style-name="P5">Underlying function(s):</text:p>
      <text:list xml:id="list461410637" text:style-name="L13">
        <text:list-item>
          <text:p text:style-name="P23">unsigned <text:a xlink:type="simple" xlink:href="http://www.open-mpi.org/projects/hwloc/doc/v1.2/group__hwlocality__information.php#ga20cfe2456f4cfdd789c9aca6d2fdd69f">hwloc_get_nbobjs_by_depth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P1"/>
      <text:h text:style-name="Heading_20_2" text:outline-level="2"><text:span text:style-name="T3">topology</text:span> width<text:span text:style-name="T6"> -type type</text:span></text:h>
      <text:p text:style-name="Standard"><text:span text:style-name="T1">Description</text:span>: Returns the width of level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627579629" text:style-name="L14">
        <text:list-item>
          <text:p text:style-name="P24">static __hwloc_inline int <text:line-break/>__hwloc_attribute_pure <text:a xlink:type="simple" xlink:href="http://www.open-mpi.org/projects/hwloc/doc/v1.2/group__hwlocality__information.php#ga0131ab1051011fabfa69d7c1853e716c">hwloc_get_nbobjs_by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text:line-break/></text:p>
        </text:list-item>
      </text:list>
      <text:h text:style-name="Heading_20_2" text:outline-level="2"><text:span text:style-name="T3">topology</text:span> <text:span text:style-name="T6">local</text:span></text:h>
      <text:p text:style-name="Standard"><text:span text:style-name="T1">Description</text:span>: Does the topology context come from this system? </text:p>
      <text:p text:style-name="Standard"><text:span text:style-name="T1">Returns</text:span>: Boolean.</text:p>
      <text:p text:style-name="P5">Underlying function(s):</text:p>
      <text:list xml:id="list526084559" text:style-name="L15">
        <text:list-item>
          <text:p text:style-name="P25">int <text:a xlink:type="simple" xlink:href="http://www.open-mpi.org/projects/hwloc/doc/v1.2/group__hwlocality__information.php#ga0d109e33fc7990f62f665d336e5e5111">hwloc_topology_is_thissystem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P40" text:outline-level="1"><text:soft-page-break/>Browse the Topology Tree</text:h>
      <text:p text:style-name="Standard">Pertains the following HWLoc Module(s)<text:span text:style-name="T2">: </text:span></text:p>
      <text:list xml:id="list1307157691" text:style-name="L16">
        <text:list-item>
          <text:p text:style-name="P30"><text:a xlink:type="simple" xlink:href="http://www.open-mpi.org/projects/hwloc/doc/v1.2/group__hwlocality__traversal.php"><text:span text:style-name="T2">Retrieve Objects</text:span></text:a></text:p>
        </text:list-item>
      </text:list>
      <text:h text:style-name="Heading_20_2" text:outline-level="2"><text:span text:style-name="T3">topology</text:span> <text:span text:style-name="T6">root</text:span></text:h>
      <text:p text:style-name="Standard"><text:span text:style-name="T1">Description</text:span>: Returns the object at the root of the topology tree.</text:p>
      <text:p text:style-name="Standard"><text:span text:style-name="T1">Returns</text:span>: An object id.</text:p>
      <text:p text:style-name="P5">Underlying function(s):</text:p>
      <text:list xml:id="list1120573529" text:continue-list="list526084559" text:style-name="L15">
        <text:list-item>
          <text:p text:style-name="P25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</text:list>
      <text:h text:style-name="Heading_20_2" text:outline-level="2"><text:span text:style-name="T3">topology</text:span> <text:span text:style-name="T6">object_by {-depth depth | -type type} index</text:span></text:h>
      <text:p text:style-name="Standard"><text:span text:style-name="T1">Description</text:span>: Returns the object at depth <text:span text:style-name="T8">depth</text:span> or type <text:span text:style-name="T8">type</text:span> with index <text:span text:style-name="T8">index</text:span>.</text:p>
      <text:p text:style-name="Standard"><text:span text:style-name="T1">Returns</text:span>: An object id.</text:p>
      <text:p text:style-name="P5">Underlying function(s):</text:p>
      <text:list xml:id="list270416614" text:continue-numbering="true" text:style-name="L15">
        <text:list-item>
          <text:p text:style-name="P25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  <text:list-item>
          <text:p text:style-name="P25"><text:a xlink:type="simple" xlink:href="http://www.open-mpi.org/projects/hwloc/doc/v1.2/group__hwlocality__traversal.php#ga701f83b2cf0cb8e0acd58cd2dc1c67a2"><text:span text:style-name="T2">hwloc_get_obj_by_type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types.php#gacd37bb612667dc437d66bfb175a8dc55"><text:span text:style-name="T2">hwloc_obj_type_t</text:span></text:a><text:span text:style-name="T2"> type, unsigned idx)</text:span></text:p>
        </text:list-item>
      </text:list>
      <text:h text:style-name="Heading_20_2" text:outline-level="2"><text:span text:style-name="T3">topology</text:span><text:span text:style-name="T7"> </text:span><text:span text:style-name="T6">object </text:span><text:span text:style-name="T3">object</text:span><text:span text:style-name="T6"> children</text:span></text:h>
      <text:p text:style-name="Standard"><text:span text:style-name="T1">Description</text:span>: Returns a list with all child objects of object <text:span text:style-name="T8">object</text:span>.</text:p>
      <text:p text:style-name="Standard"><text:span text:style-name="T1">Returns</text:span>: A list of object ids.</text:p>
      <text:p text:style-name="P5">Underlying function(s):</text:p>
      <text:list xml:id="list189077222" text:continue-numbering="true" text:style-name="L15">
        <text:list-item>
          <text:p text:style-name="P25"><text:a xlink:type="simple" xlink:href="http://www.open-mpi.org/projects/hwloc/doc/v1.2/structhwloc__obj.php"><text:span text:style-name="T2">hwloc_obj_t</text:span></text:a><text:span text:style-name="T2">.children</text:span></text:p>
        </text:list-item>
      </text:list>
      <text:h text:style-name="Heading_20_2" text:outline-level="2"><text:span text:style-name="T3">topology</text:span><text:span text:style-name="T7"> </text:span><text:span text:style-name="T6">object </text:span><text:span text:style-name="T3">object</text:span><text:span text:style-name="T6"> parent</text:span></text:h>
      <text:p text:style-name="Standard"><text:span text:style-name="T1">Description</text:span>: Returns the parent object or empty string if <text:span text:style-name="T8">object</text:span> is the root.</text:p>
      <text:p text:style-name="Standard"><text:span text:style-name="T1">Returns</text:span>: An object id.</text:p>
      <text:p text:style-name="P5">Underlying function(s):</text:p>
      <text:list xml:id="list190798675" text:continue-numbering="true" text:style-name="L15">
        <text:list-item>
          <text:p text:style-name="P25"><text:a xlink:type="simple" xlink:href="http://www.open-mpi.org/projects/hwloc/doc/v1.2/structhwloc__obj.php"><text:span text:style-name="T2">hwloc_obj_t</text:span></text:a><text:span text:style-name="T2">.parent</text:span></text:p>
        </text:list-item>
      </text:list>
      <text:h text:style-name="Heading_20_2" text:outline-level="2"><text:span text:style-name="T3">topology</text:span><text:span text:style-name="T7"> </text:span><text:span text:style-name="T6">object </text:span><text:span text:style-name="T3">object</text:span><text:span text:style-name="T6"> next_cousin | prev_cousin</text:span></text:h>
      <text:p text:style-name="Standard"><text:span text:style-name="T1">Description</text:span>: Returns next/previous object of same type and depth.</text:p>
      <text:p text:style-name="Standard"><text:span text:style-name="T1">Returns</text:span>: An object id.</text:p>
      <text:p text:style-name="P5">Underlying function(s):</text:p>
      <text:list xml:id="list1466337871" text:continue-numbering="true" text:style-name="L15">
        <text:list-item>
          <text:p text:style-name="P25"><text:a xlink:type="simple" xlink:href="http://www.open-mpi.org/projects/hwloc/doc/v1.2/structhwloc__obj.php"><text:span text:style-name="T2">hwloc_obj_t</text:span></text:a><text:span text:style-name="T2">.next_cousin</text:span></text:p>
        </text:list-item>
        <text:list-item>
          <text:p text:style-name="P25"><text:a xlink:type="simple" xlink:href="http://www.open-mpi.org/projects/hwloc/doc/v1.2/structhwloc__obj.php"><text:span text:style-name="T2">hwloc_obj_t</text:span></text:a><text:span text:style-name="T2">.prev_cousin</text:span></text:p>
        </text:list-item>
      </text:list>
      <text:h text:style-name="Heading_20_2" text:outline-level="2"><text:span text:style-name="T3">topology</text:span><text:span text:style-name="T7"> </text:span><text:span text:style-name="T6">object </text:span><text:span text:style-name="T3">object</text:span> <text:span text:style-name="T6">next_sibling | prev_sibling</text:span></text:h>
      <text:p text:style-name="Standard"><text:span text:style-name="T1">Description</text:span>: Returns next/previous object below the same parent.</text:p>
      <text:p text:style-name="Standard"><text:span text:style-name="T1">Returns</text:span>: An object id.</text:p>
      <text:p text:style-name="P5">Underlying function(s):</text:p>
      <text:list xml:id="list2051362342" text:continue-numbering="true" text:style-name="L15">
        <text:list-item>
          <text:p text:style-name="P25"><text:a xlink:type="simple" xlink:href="http://www.open-mpi.org/projects/hwloc/doc/v1.2/structhwloc__obj.php"><text:span text:style-name="T2">hwloc_obj_t</text:span></text:a><text:span text:style-name="T2">.next_sibling</text:span></text:p>
        </text:list-item>
        <text:list-item>
          <text:p text:style-name="P25"><text:a xlink:type="simple" xlink:href="http://www.open-mpi.org/projects/hwloc/doc/v1.2/structhwloc__obj.php"><text:span text:style-name="T3">hwloc_obj_t</text:span></text:a><text:span text:style-name="T7">.prev_sibling</text:span></text:p>
        </text:list-item>
      </text:list>
      <text:h text:style-name="Heading_20_2" text:outline-level="2"><text:soft-page-break/><text:span text:style-name="T3">topology</text:span><text:span text:style-name="T7"> </text:span><text:span text:style-name="T6">object </text:span><text:span text:style-name="T3">object</text:span> <text:span text:style-name="T6">first_child | last_childy</text:span></text:h>
      <text:p text:style-name="Standard"><text:span text:style-name="T1">Description</text:span>: Returns first/last child.</text:p>
      <text:p text:style-name="Standard"><text:span text:style-name="T1">Returns</text:span>: An object id.</text:p>
      <text:p text:style-name="P5">Underlying function(s):</text:p>
      <text:list xml:id="list1065873910" text:continue-numbering="true" text:style-name="L15">
        <text:list-item>
          <text:p text:style-name="P25"><text:a xlink:type="simple" xlink:href="http://www.open-mpi.org/projects/hwloc/doc/v1.2/structhwloc__obj.php"><text:span text:style-name="T2">hwloc_obj_t</text:span></text:a><text:span text:style-name="T2">.first_child</text:span></text:p>
        </text:list-item>
        <text:list-item>
          <text:p text:style-name="P25"><text:a xlink:type="simple" xlink:href="http://www.open-mpi.org/projects/hwloc/doc/v1.2/structhwloc__obj.php"><text:span text:style-name="T3">hwloc_obj_t</text:span></text:a><text:span text:style-name="T7">.last_child</text:span></text:p>
        </text:list-item>
      </text:list>
      <text:h text:style-name="P40" text:outline-level="1">Get Object Information</text:h>
      <text:h text:style-name="Heading_20_2" text:outline-level="2"><text:span text:style-name="T3">topology</text:span><text:span text:style-name="T7"> </text:span><text:span text:style-name="T6">object </text:span><text:span text:style-name="T3">object</text:span> <text:span text:style-name="T6">type</text:span></text:h>
      <text:p text:style-name="Standard"><text:span text:style-name="T1">Description</text:span>: Returns object's type.</text:p>
      <text:p text:style-name="Standard"><text:span text:style-name="T1">Returns</text:span>: A special string constant that represents the type of the object.</text:p>
      <text:p text:style-name="P5">Underlying function(s):</text:p>
      <text:list xml:id="list958159605" text:continue-numbering="true" text:style-name="L15">
        <text:list-item>
          <text:p text:style-name="P25"><text:a xlink:type="simple" xlink:href="http://www.open-mpi.org/projects/hwloc/doc/v1.2/structhwloc__obj.php"><text:span text:style-name="T2">hwloc_obj_t</text:span></text:a><text:span text:style-name="T2">.type</text:span></text:p>
        </text:list-item>
      </text:list>
      <text:h text:style-name="Heading_20_2" text:outline-level="2"><text:span text:style-name="T3">topology</text:span><text:span text:style-name="T7"> </text:span><text:span text:style-name="T6">object </text:span><text:span text:style-name="T3">object</text:span> <text:span text:style-name="T6">name</text:span></text:h>
      <text:p text:style-name="Standard"><text:span text:style-name="T1">Description</text:span>: Returns object's name.</text:p>
      <text:p text:style-name="Standard"><text:span text:style-name="T1">Returns</text:span>: String.</text:p>
      <text:p text:style-name="P5">Underlying function(s):</text:p>
      <text:list xml:id="list1960725166" text:continue-numbering="true" text:style-name="L15">
        <text:list-item>
          <text:p text:style-name="P25"><text:a xlink:type="simple" xlink:href="http://www.open-mpi.org/projects/hwloc/doc/v1.2/structhwloc__obj.php"><text:span text:style-name="T2">hwloc_obj_t</text:span></text:a><text:span text:style-name="T2">.name</text:span></text:p>
        </text:list-item>
      </text:list>
      <text:h text:style-name="Heading_20_2" text:outline-level="2"><text:span text:style-name="T3">topology</text:span><text:span text:style-name="T7"> </text:span><text:span text:style-name="T6">object </text:span><text:span text:style-name="T3">object</text:span> <text:span text:style-name="T6">depth</text:span></text:h>
      <text:p text:style-name="Standard"><text:span text:style-name="T1">Description</text:span>: Returns object's depth.</text:p>
      <text:p text:style-name="Standard"><text:span text:style-name="T1">Returns</text:span>: Number.</text:p>
      <text:p text:style-name="P5">Underlying function(s):</text:p>
      <text:list xml:id="list2151217949" text:continue-numbering="true" text:style-name="L15">
        <text:list-item>
          <text:p text:style-name="P25"><text:a xlink:type="simple" xlink:href="http://www.open-mpi.org/projects/hwloc/doc/v1.2/structhwloc__obj.php"><text:span text:style-name="T2">hwloc_obj_t</text:span></text:a><text:span text:style-name="T2">.depth</text:span></text:p>
        </text:list-item>
      </text:list>
      <text:h text:style-name="Heading_20_2" text:outline-level="2"><text:span text:style-name="T3">topology</text:span><text:span text:style-name="T7"> </text:span><text:span text:style-name="T6">object </text:span><text:span text:style-name="T3">object</text:span> <text:span text:style-name="T6">logical_index</text:span></text:h>
      <text:p text:style-name="Standard"><text:span text:style-name="T1">Description</text:span>: Horizontal index in the whole list of similar objects, could be a "cousin_rank" since it's the rank within the "cousin" list below. </text:p>
      <text:p text:style-name="Standard"><text:span text:style-name="T1">Returns</text:span>: Number.</text:p>
      <text:p text:style-name="P5">Underlying function(s):</text:p>
      <text:list xml:id="list816747866" text:continue-numbering="true" text:style-name="L15">
        <text:list-item>
          <text:p text:style-name="P25"><text:a xlink:type="simple" xlink:href="http://www.open-mpi.org/projects/hwloc/doc/v1.2/structhwloc__obj.php"><text:span text:style-name="T2">hwloc_obj_t</text:span></text:a><text:span text:style-name="T2">.logical_index</text:span></text:p>
        </text:list-item>
      </text:list>
      <text:h text:style-name="Heading_20_2" text:outline-level="2"><text:span text:style-name="T3">topology</text:span><text:span text:style-name="T7"> </text:span><text:span text:style-name="T6">object </text:span><text:span text:style-name="T3">object</text:span> <text:span text:style-name="T6">sibling_rank</text:span></text:h>
      <text:p text:style-name="Standard"><text:span text:style-name="T1">Description</text:span>: Index in parent's <text:span text:style-name="Source_20_Text">children</text:span>[] array. </text:p>
      <text:p text:style-name="Standard"><text:span text:style-name="T1">Returns</text:span>: Number.</text:p>
      <text:p text:style-name="P5">Underlying function(s):</text:p>
      <text:list xml:id="list1309899976" text:continue-numbering="true" text:style-name="L15">
        <text:list-item>
          <text:p text:style-name="P25"><text:a xlink:type="simple" xlink:href="http://www.open-mpi.org/projects/hwloc/doc/v1.2/structhwloc__obj.php"><text:span text:style-name="T2">hwloc_obj_t</text:span></text:a><text:span text:style-name="T2">.</text:span><text:span text:style-name="T7">sibling_rank</text:span></text:p>
        </text:list-item>
      </text:list>
      <text:h text:style-name="Heading_20_2" text:outline-level="2"><text:span text:style-name="T3">topology</text:span><text:span text:style-name="T7"> </text:span><text:span text:style-name="T6">object </text:span><text:span text:style-name="T3">object</text:span> <text:span text:style-name="T6">arity</text:span></text:h>
      <text:p text:style-name="Standard"><text:span text:style-name="T1">Description</text:span>: Returns number of object's children.</text:p>
      <text:p text:style-name="Standard"><text:span text:style-name="T1">Returns</text:span>: Number.</text:p>
      <text:p text:style-name="P5"><text:soft-page-break/>Underlying function(s):</text:p>
      <text:list xml:id="list1936614124" text:continue-numbering="true" text:style-name="L15">
        <text:list-item>
          <text:p text:style-name="P25"><text:a xlink:type="simple" xlink:href="http://www.open-mpi.org/projects/hwloc/doc/v1.2/structhwloc__obj.php"><text:span text:style-name="T2">hwloc_obj_t</text:span></text:a><text:span text:style-name="T2">.arity</text:span></text:p>
        </text:list-item>
      </text:list>
      <text:h text:style-name="Heading_20_2" text:outline-level="2"><text:span text:style-name="T3">topology</text:span><text:span text:style-name="T7"> </text:span><text:span text:style-name="T6">object </text:span><text:span text:style-name="T3">object</text:span> <text:span text:style-name="T6">attributes</text:span></text:h>
      <text:p text:style-name="Standard"><text:span text:style-name="T1">Description</text:span>: Object type-specific attributes.</text:p>
      <text:p text:style-name="Standard"><text:span text:style-name="T1">Returns</text:span>: String.</text:p>
      <text:p text:style-name="P5">Underlying function(s):</text:p>
      <text:list xml:id="list1646187868" text:continue-numbering="true" text:style-name="L15">
        <text:list-item>
          <text:p text:style-name="P25"><text:a xlink:type="simple" xlink:href="http://www.open-mpi.org/projects/hwloc/doc/v1.2/structhwloc__obj.php"><text:span text:style-name="T2">hwloc_obj_t</text:span></text:a><text:span text:style-name="T2">.attr</text:span></text:p>
        </text:list-item>
      </text:list>
      <text:h text:style-name="Heading_20_2" text:outline-level="2"><text:span text:style-name="T3">topology</text:span><text:span text:style-name="T7"> </text:span><text:span text:style-name="T6">object </text:span><text:span text:style-name="T3">object</text:span> <text:span text:style-name="T6">cpuset</text:span></text:h>
      <text:p text:style-name="Standard"><text:span text:style-name="T1">Description</text:span>: CPUs covered by this object. </text:p>
      <text:p text:style-name="Standard"><text:span text:style-name="T1">Returns</text:span>: Hex string.</text:p>
      <text:p text:style-name="P5">Underlying function(s):</text:p>
      <text:list xml:id="list1107082926" text:continue-numbering="true" text:style-name="L15">
        <text:list-item>
          <text:p text:style-name="P25"><text:a xlink:type="simple" xlink:href="http://www.open-mpi.org/projects/hwloc/doc/v1.2/structhwloc__obj.php"><text:span text:style-name="T2">hwloc_obj_t</text:span></text:a><text:span text:style-name="T2">.cpuset</text:span></text:p>
        </text:list-item>
      </text:list>
      <text:h text:style-name="Heading_20_2" text:outline-level="2"><text:span text:style-name="T3">topology</text:span><text:span text:style-name="T7"> </text:span><text:span text:style-name="T6">object </text:span><text:span text:style-name="T3">object</text:span> <text:span text:style-name="T6">info</text:span></text:h>
      <text:p text:style-name="Standard"><text:span text:style-name="T1">Description</text:span>: List of infos for the object in {name value} format.</text:p>
      <text:p text:style-name="Standard"><text:span text:style-name="T1">Returns</text:span>: List of lists.</text:p>
      <text:p text:style-name="P5">Underlying function(s):</text:p>
      <text:list xml:id="list1478008944" text:continue-numbering="true" text:style-name="L15">
        <text:list-item>
          <text:p text:style-name="P25"><text:a xlink:type="simple" xlink:href="http://www.open-mpi.org/projects/hwloc/doc/v1.2/structhwloc__obj.php"><text:span text:style-name="T2">hwloc_obj_t</text:span></text:a><text:span text:style-name="T2">.infos</text:span></text:p>
        </text:list-item>
      </text:list>
      <text:h text:style-name="P40" text:outline-level="1">CPU Binding</text:h>
      <text:p text:style-name="Standard">Pertains the following HWLoc Module(s)<text:span text:style-name="T2">: </text:span></text:p>
      <text:list xml:id="list1585997348" text:continue-list="list1307157691" text:style-name="L16">
        <text:list-item>
          <text:p text:style-name="P30"><text:a xlink:type="simple" xlink:href="http://www.open-mpi.org/projects/hwloc/doc/v1.2/group__hwlocality__cpubinding.php"><text:span text:style-name="T2">CPU binding</text:span></text:a></text:p>
        </text:list-item>
      </text:list>
      <text:p text:style-name="P7"/>
      <text:p text:style-name="P7"><text:span text:style-name="T1">Notes</text:span>: </text:p>
      <text:list xml:id="list1961410262" text:style-name="L17">
        <text:list-item>
          <text:p text:style-name="P31">“flags” is a list of: “process”, “thread”, “strict”, “nomembind” string elements.</text:p>
        </text:list-item>
        <text:list-item>
          <text:p text:style-name="P31">“cpuset” is a string of comma-separated indexes or ranges. Ranges are dash separated indexes. The last range may not have a ending indexes if the cpuset is infinite. For instance: “0-1,3,7-”.</text:p>
        </text:list-item>
      </text:list>
      <text:h text:style-name="Heading_20_2" text:outline-level="2"><text:span text:style-name="T3">topology</text:span> <text:span text:style-name="T6">cpubind set <text:s/>?-type flags? ?-pid </text:span><text:span text:style-name="T4">pid</text:span><text:span text:style-name="T6">? </text:span><text:span text:style-name="T4">cpuset</text:span></text:h>
      <text:p text:style-name="Standard"><text:span text:style-name="T1">Description</text:span>: Bind current or specified process or thread on cpus given in cpuset. </text:p>
      <text:p text:style-name="Standard"><text:span text:style-name="T1">Returns</text:span>: Nothing.</text:p>
      <text:p text:style-name="P5">Underlying function(s):</text:p>
      <text:list xml:id="list1887588694" text:continue-list="list1478008944" text:style-name="L15">
        <text:list-item>
          <text:p text:style-name="P25"><text:span text:style-name="T2">int </text:span><text:a xlink:type="simple" xlink:href="http://www.open-mpi.org/projects/hwloc/doc/v1.2/group__hwlocality__cpubinding.php#gaf4cc194d5c0d38004a21b9f03522a7e3"><text:span text:style-name="T2">hwloc_s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  <text:list-item>
          <text:p text:style-name="P25"><text:span text:style-name="T2">int </text:span><text:a xlink:type="simple" xlink:href="http://www.open-mpi.org/projects/hwloc/doc/v1.2/group__hwlocality__cpubinding.php#gac0ef3510b4e9c1273029ecf94e8c9686"><text:span text:style-name="T2">hwloc_s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  <text:list-item>
          <text:p text:style-name="P25">int <text:a xlink:type="simple" xlink:href="http://www.open-mpi.org/projects/hwloc/doc/v1.2/group__hwlocality__bitmap.php#ga600651f00d39d378f423acbd75d938d2">hwloc_bitmap_list_asprintf</text:a> (char **strp, <text:a xlink:type="simple" xlink:href="http://www.open-mpi.org/projects/hwloc/doc/v1.2/group__hwlocality__bitmap.php#ga2fb1bbc8aea1ea22dee2f0fd39659f48">hwloc_const_bitmap_t</text:a> bitmap)</text:p>
        </text:list-item>
      </text:list>
      <text:h text:style-name="Heading_20_2" text:outline-level="2"><text:span text:style-name="T3">topology</text:span> <text:span text:style-name="T6">cpubind get <text:s/>?-type flags? ?-pid </text:span><text:span text:style-name="T4">pid</text:span><text:span text:style-name="T6">?</text:span></text:h>
      <text:p text:style-name="Standard"><text:span text:style-name="T1">Description</text:span>: Get current process or thread binding, or that of the specified process. </text:p>
      <text:p text:style-name="Standard"><text:soft-page-break/><text:span text:style-name="T1">Returns</text:span>: String representation of a cpuset .</text:p>
      <text:p text:style-name="P5">Underlying function(s):</text:p>
      <text:list xml:id="list1366244320" text:continue-numbering="true" text:style-name="L15">
        <text:list-item>
          <text:p text:style-name="P25"><text:span text:style-name="T2">int </text:span><text:a xlink:type="simple" xlink:href="http://www.open-mpi.org/projects/hwloc/doc/v1.2/group__hwlocality__cpubinding.php#gab52f83ab16eac465da55e16bdd30df77"><text:span text:style-name="T2">hwloc_g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5"><text:span text:style-name="T2">int </text:span><text:a xlink:type="simple" xlink:href="http://www.open-mpi.org/projects/hwloc/doc/v1.2/group__hwlocality__cpubinding.php#gaa1373a002b9a0a87eb002e26c590f2da"><text:span text:style-name="T2">hwloc_g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5"><text:span text:style-name="T2">int </text:span><text:a xlink:type="simple" xlink:href="http://www.open-mpi.org/projects/hwloc/doc/v1.2/group__hwlocality__bitmap.php#gafe8fc90e7a9171e287cf1bfa11e85980"><text:span text:style-name="T2">hwloc_bitmap_list_sscanf</text:span></text:a><text:span text:style-name="T2"> (</text:span><text:a xlink:type="simple" xlink:href="http://www.open-mpi.org/projects/hwloc/doc/v1.2/group__hwlocality__bitmap.php#gaa3c2bf4c776d603dcebbb61b0c923d84"><text:span text:style-name="T2">hwloc_bitmap_t</text:span></text:a><text:span text:style-name="T2"> bitmap, const char *__hwloc_restrict string)</text:span></text:p>
        </text:list-item>
      </text:list>
      <text:h text:style-name="Heading_20_2" text:outline-level="2"><text:span text:style-name="T3">topology</text:span> <text:span text:style-name="T6">cpubind last <text:s/>?-type flags? ?-pid </text:span><text:span text:style-name="T4">pid</text:span><text:span text:style-name="T6">?</text:span></text:h>
      <text:p text:style-name="Standard"><text:span text:style-name="T1">Description</text:span>: Get the last CPU where the current process or thread ran, or that of the specified process. </text:p>
      <text:p text:style-name="Standard"><text:span text:style-name="T1">Returns</text:span>: String representation of a cpuset .</text:p>
      <text:p text:style-name="P5">Underlying function(s):</text:p>
      <text:list xml:id="list1167303416" text:continue-numbering="true" text:style-name="L15">
        <text:list-item>
          <text:p text:style-name="P25"><text:span text:style-name="T2">int </text:span><text:a xlink:type="simple" xlink:href="http://www.open-mpi.org/projects/hwloc/doc/v1.2/group__hwlocality__cpubinding.php#ga8e9a4b5ee3eaa18fd3a229790c6b5b17"><text:span text:style-name="T2">hwloc_get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5"><text:span text:style-name="T2">int </text:span><text:a xlink:type="simple" xlink:href="http://www.open-mpi.org/projects/hwloc/doc/v1.2/group__hwlocality__cpubinding.php#ga1e005ddb9701e6a993a9eb8abe67a710"><text:span text:style-name="T2">hwloc_get_proc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5"><text:span text:style-name="T2">int </text:span><text:a xlink:type="simple" xlink:href="http://www.open-mpi.org/projects/hwloc/doc/v1.2/group__hwlocality__bitmap.php#gafe8fc90e7a9171e287cf1bfa11e85980"><text:span text:style-name="T2">hwloc_bitmap_list_sscanf</text:span></text:a><text:span text:style-name="T2"> (</text:span><text:a xlink:type="simple" xlink:href="http://www.open-mpi.org/projects/hwloc/doc/v1.2/group__hwlocality__bitmap.php#gaa3c2bf4c776d603dcebbb61b0c923d84"><text:span text:style-name="T2">hwloc_bitmap_t</text:span></text:a><text:span text:style-name="T2"> bitmap, const char *__hwloc_restrict string)</text:span></text:p>
        </text:list-item>
      </text:list>
      <text:h text:style-name="Heading_20_1" text:outline-level="1">The Bitmap API</text:h>
      <text:p text:style-name="P5">Pertains the following HWLoc Module(s): </text:p>
      <text:list xml:id="list622913627" text:style-name="L18">
        <text:list-item>
          <text:p text:style-name="P32"><text:a xlink:type="simple" xlink:href="http://www.open-mpi.org/projects/hwloc/doc/v1.2/group__hwlocality__bitmap.php"><text:span text:style-name="T1">The bitmap API</text:span></text:a></text:p>
        </text:list-item>
      </text:list>
      <text:h text:style-name="Heading_20_2" text:outline-level="2"><text:span text:style-name="T6">hwloc bitmap empty</text:span></text:h>
      <text:p text:style-name="Standard"><text:span text:style-name="T1">Description</text:span>: Return empty bitmap. </text:p>
      <text:p text:style-name="Standard"><text:span text:style-name="T1">Returns</text:span>: String representation of a bitmap .</text:p>
      <text:p text:style-name="P5">Underlying function(s):</text:p>
      <text:list xml:id="list1834541122" text:style-name="L24">
        <text:list-item>
          <text:p text:style-name="P27"><text:span text:style-name="T6">void </text:span><text:a xlink:type="simple" xlink:href="http://www.open-mpi.org/projects/hwloc/doc/v1.2.1/group__hwlocality__bitmap.php#ga6c540b9fe63b8223b6aba46d56dd63b8"><text:span text:style-name="T4">hwloc_bitmap_zero</text:span></text:a><text:span text:style-name="T6"> (</text:span><text:a xlink:type="simple" xlink:href="http://www.open-mpi.org/projects/hwloc/doc/v1.2.1/group__hwlocality__bitmap.php#gaa3c2bf4c776d603dcebbb61b0c923d84"><text:span text:style-name="T4">hwloc_bitmap_t</text:span></text:a><text:span text:style-name="T6"> bitmap)</text:span></text:p>
        </text:list-item>
      </text:list>
      <text:h text:style-name="Heading_20_2" text:outline-level="2"><text:span text:style-name="T6">hwloc bitmap full</text:span></text:h>
      <text:p text:style-name="Standard"><text:span text:style-name="T1">Description</text:span>: Return a bitmap with all possible indexes (even if those objects don't exist or are otherwise unavailable).</text:p>
      <text:p text:style-name="Standard"><text:span text:style-name="T1">Returns</text:span>: String representation of a bitmap .</text:p>
      <text:p text:style-name="P5">Underlying function(s):</text:p>
      <text:list xml:id="list1749943207" text:continue-numbering="true" text:style-name="L24">
        <text:list-item>
          <text:p text:style-name="P27"><text:span text:style-name="T1">void </text:span><text:a xlink:type="simple" xlink:href="http://www.open-mpi.org/projects/hwloc/doc/v1.2.1/group__hwlocality__bitmap.php#ga52456f7ef79d68e610cb65e3f7ffafad"><text:span text:style-name="T1">hwloc_bitmap_fill</text:span></text:a><text:span text:style-name="T1"> (</text:span><text:a xlink:type="simple" xlink:href="http://www.open-mpi.org/projects/hwloc/doc/v1.2.1/group__hwlocality__bitmap.php#gaa3c2bf4c776d603dcebbb61b0c923d84"><text:span text:style-name="T1">hwloc_bitmap_t</text:span></text:a><text:span text:style-name="T1"> bitmap)</text:span></text:p>
        </text:list-item>
      </text:list>
      <text:p text:style-name="Standard"><text:span text:style-name="T1"/></text:p>
      <text:h text:style-name="Heading_20_2" text:outline-level="2"><text:span text:style-name="T6">hwloc bitmap only </text:span><text:span text:style-name="T3">bitmap</text:span><text:span text:style-name="T6"> </text:span><text:span text:style-name="T11">id</text:span></text:h>
      <text:p text:style-name="Standard"><text:span text:style-name="T1">Description</text:span>: Return a bitmap with only bit id set.</text:p>
      <text:p text:style-name="Standard"><text:span text:style-name="T1">Returns</text:span>: String representation of a bitmap .</text:p>
      <text:p text:style-name="P5">Underlying function(s):</text:p>
      <text:list xml:id="list552154878" text:continue-numbering="true" text:style-name="L24">
        <text:list-item>
          <text:p text:style-name="P27"><text:span text:style-name="T1">void </text:span><text:a xlink:type="simple" xlink:href="http://www.open-mpi.org/projects/hwloc/doc/v1.2.1/group__hwlocality__bitmap.php#ga8ea10f5ebaadb8418f28f953d6106190"><text:span text:style-name="T1">hwloc_bitmap_only</text:span></text:a><text:span text:style-name="T1"> (</text:span><text:a xlink:type="simple" xlink:href="http://www.open-mpi.org/projects/hwloc/doc/v1.2.1/group__hwlocality__bitmap.php#gaa3c2bf4c776d603dcebbb61b0c923d84"><text:span text:style-name="T1">hwloc_bitmap_t</text:span></text:a><text:span text:style-name="T1"> bitmap, unsigned id)</text:span></text:p>
        </text:list-item>
      </text:list>
      <text:p text:style-name="Standard"><text:span text:style-name="T1"/></text:p>
      <text:h text:style-name="Heading_20_2" text:outline-level="2"><text:soft-page-break/><text:span text:style-name="T6">hwloc bitmap allbut </text:span><text:span text:style-name="T3">bitmap</text:span><text:span text:style-name="T6"> </text:span><text:span text:style-name="T11">id</text:span></text:h>
      <text:p text:style-name="Standard"><text:span text:style-name="T1">Description</text:span>: Return a full bitmap except for bit id.</text:p>
      <text:p text:style-name="Standard"><text:span text:style-name="T1">Returns</text:span>: String representation of a bitmap .</text:p>
      <text:p text:style-name="P5">Underlying function(s):</text:p>
      <text:list xml:id="list1005963543" text:continue-numbering="true" text:style-name="L24">
        <text:list-item>
          <text:p text:style-name="P27"><text:span text:style-name="T1">void </text:span><text:a xlink:type="simple" xlink:href="http://www.open-mpi.org/projects/hwloc/doc/v1.2.1/group__hwlocality__bitmap.php#ga88204c1c313aa067da10241b5886a166"><text:span text:style-name="T1">hwloc_bitmap_allbut</text:span></text:a><text:span text:style-name="T1"> (</text:span><text:a xlink:type="simple" xlink:href="http://www.open-mpi.org/projects/hwloc/doc/v1.2.1/group__hwlocality__bitmap.php#gaa3c2bf4c776d603dcebbb61b0c923d84"><text:span text:style-name="T1">hwloc_bitmap_t</text:span></text:a><text:span text:style-name="T1"> bitmap, unsigned id)</text:span></text:p>
        </text:list-item>
      </text:list>
      <text:p text:style-name="Standard"><text:span text:style-name="T1"/></text:p>
      <text:h text:style-name="Heading_20_2" text:outline-level="2"><text:span text:style-name="T6">hwloc bitmap from_ulong </text:span><text:span text:style-name="T11">mask</text:span></text:h>
      <text:p text:style-name="Standard"><text:span text:style-name="T1">Description</text:span>: Return a bitmap converted from unsigned long <text:span text:style-name="Source_20_Text">mask</text:span>. </text:p>
      <text:p text:style-name="Standard"><text:span text:style-name="T1">Returns</text:span>: String representation of a bitmap .</text:p>
      <text:p text:style-name="P5">Underlying function(s):</text:p>
      <text:list xml:id="list2131333450" text:continue-numbering="true" text:style-name="L24">
        <text:list-item>
          <text:p text:style-name="P27"><text:span text:style-name="T1">void </text:span><text:a xlink:type="simple" xlink:href="http://www.open-mpi.org/projects/hwloc/doc/v1.2.1/group__hwlocality__bitmap.php#ga02eae57cff32b6aa55044e6609ae7d73"><text:span text:style-name="T1">hwloc_bitmap_from_ulong</text:span></text:a><text:span text:style-name="T1"> (</text:span><text:a xlink:type="simple" xlink:href="http://www.open-mpi.org/projects/hwloc/doc/v1.2.1/group__hwlocality__bitmap.php#gaa3c2bf4c776d603dcebbb61b0c923d84"><text:span text:style-name="T1">hwloc_bitmap_t</text:span></text:a><text:span text:style-name="T1"> bitmap, unsigned long mask)</text:span></text:p>
        </text:list-item>
      </text:list>
      <text:p text:style-name="Standard"><text:span text:style-name="T1"/></text:p>
      <text:h text:style-name="Heading_20_2" text:outline-level="2"><text:span text:style-name="T6">hwloc bitmap to_ulong </text:span><text:span text:style-name="T11">bitmap</text:span></text:h>
      <text:p text:style-name="Standard"><text:span text:style-name="T1">Description</text:span>: Return the ulong mask that corresponds to bitmap <text:span text:style-name="Source_20_Text">bitmap</text:span>.</text:p>
      <text:p text:style-name="Standard"><text:span text:style-name="T1">Returns</text:span>: Number.</text:p>
      <text:p text:style-name="P5">Underlying function(s):</text:p>
      <text:list xml:id="list477799526" text:continue-numbering="true" text:style-name="L24">
        <text:list-item>
          <text:p text:style-name="P27"><text:span text:style-name="T1">unsigned long </text:span><text:a xlink:type="simple" xlink:href="http://www.open-mpi.org/projects/hwloc/doc/v1.2.1/group__hwlocality__bitmap.php#ga4fee4e3cea99e4a389c54a6c3f0c78ed"><text:span text:style-name="T1">hwloc_bitmap_to_ulong</text:span></text:a><text:span text:style-name="T1"> (</text:span><text:a xlink:type="simple" xlink:href="http://www.open-mpi.org/projects/hwloc/doc/v1.2.1/group__hwlocality__bitmap.php#ga2fb1bbc8aea1ea22dee2f0fd39659f48"><text:span text:style-name="T1">hwloc_const_bitmap_t</text:span></text:a><text:span text:style-name="T1"> bitmap)</text:span></text:p>
        </text:list-item>
      </text:list>
      <text:p text:style-name="Standard"><text:span text:style-name="T1"/></text:p>
      <text:h text:style-name="Heading_20_2" text:outline-level="2"><text:span text:style-name="T6">hwloc bitmap set </text:span><text:span text:style-name="T3">bitmap</text:span><text:span text:style-name="T6"> </text:span><text:span text:style-name="T11">id</text:span></text:h>
      <text:p text:style-name="Standard"><text:span text:style-name="T1">Description</text:span>: Add index <text:span text:style-name="Source_20_Text">id</text:span> in bitmap <text:span text:style-name="Source_20_Text">bitmap</text:span>. </text:p>
      <text:p text:style-name="Standard"><text:span text:style-name="T1">Returns</text:span>: String representation of a bitmap .</text:p>
      <text:p text:style-name="P5">Underlying function(s):</text:p>
      <text:list xml:id="list191081344" text:continue-numbering="true" text:style-name="L24">
        <text:list-item>
          <text:p text:style-name="P27"><text:span text:style-name="T1">void </text:span><text:a xlink:type="simple" xlink:href="http://www.open-mpi.org/projects/hwloc/doc/v1.2.1/group__hwlocality__bitmap.php#ga497556af0cc34f109ae0277999c074d3"><text:span text:style-name="T1">hwloc_bitmap_set</text:span></text:a><text:span text:style-name="T1"> (</text:span><text:a xlink:type="simple" xlink:href="http://www.open-mpi.org/projects/hwloc/doc/v1.2.1/group__hwlocality__bitmap.php#gaa3c2bf4c776d603dcebbb61b0c923d84"><text:span text:style-name="T1">hwloc_bitmap_t</text:span></text:a><text:span text:style-name="T1"> bitmap, unsigned id)</text:span></text:p>
        </text:list-item>
      </text:list>
      <text:p text:style-name="Standard"><text:span text:style-name="T1"/></text:p>
      <text:h text:style-name="Heading_20_2" text:outline-level="2"><text:span text:style-name="T6">hwloc bitmap set_range </text:span><text:span text:style-name="T3">bitmap</text:span><text:span text:style-name="T6"> </text:span><text:span text:style-name="T11">begin</text:span><text:span text:style-name="T12"> </text:span><text:span text:style-name="T11">end</text:span></text:h>
      <text:p text:style-name="Standard"><text:span text:style-name="T1">Description</text:span>: Add indexes from <text:span text:style-name="Source_20_Text">begin</text:span> to <text:span text:style-name="Source_20_Text">end</text:span> in bitmap <text:span text:style-name="Source_20_Text">bitmap</text:span>. </text:p>
      <text:p text:style-name="Standard"><text:span text:style-name="T1">Returns</text:span>: String representation of a bitmap .</text:p>
      <text:p text:style-name="P5">Underlying function(s):</text:p>
      <text:list xml:id="list1871341356" text:continue-numbering="true" text:style-name="L24">
        <text:list-item>
          <text:p text:style-name="P27"><text:span text:style-name="T1">void </text:span><text:a xlink:type="simple" xlink:href="http://www.open-mpi.org/projects/hwloc/doc/v1.2.1/group__hwlocality__bitmap.php#ga9d4f8fc40f552a76c943b5b773ac17d6"><text:span text:style-name="T1">hwloc_bitmap_set_range</text:span></text:a><text:span text:style-name="T1"> (</text:span><text:a xlink:type="simple" xlink:href="http://www.open-mpi.org/projects/hwloc/doc/v1.2.1/group__hwlocality__bitmap.php#gaa3c2bf4c776d603dcebbb61b0c923d84"><text:span text:style-name="T1">hwloc_bitmap_t</text:span></text:a><text:span text:style-name="T1"> bitmap, unsigned begin, int end)</text:span></text:p>
        </text:list-item>
      </text:list>
      <text:p text:style-name="Standard"><text:span text:style-name="T1"/></text:p>
      <text:h text:style-name="Heading_20_2" text:outline-level="2"><text:span text:style-name="T6">hwloc bitmap clear </text:span><text:span text:style-name="T3">bitmap</text:span><text:span text:style-name="T6"> </text:span><text:span text:style-name="T11">id</text:span></text:h>
      <text:p text:style-name="Standard"><text:span text:style-name="T1">Description</text:span>: Remove index <text:span text:style-name="Source_20_Text">id</text:span> from bitmap <text:span text:style-name="Source_20_Text">bitmap</text:span>. </text:p>
      <text:p text:style-name="Standard"><text:span text:style-name="T1">Returns</text:span>: String representation of a bitmap .</text:p>
      <text:p text:style-name="P5">Underlying function(s):</text:p>
      <text:list xml:id="list2068003064" text:continue-numbering="true" text:style-name="L24">
        <text:list-item>
          <text:p text:style-name="P27"><text:span text:style-name="T1">void </text:span><text:a xlink:type="simple" xlink:href="http://www.open-mpi.org/projects/hwloc/doc/v1.2.1/group__hwlocality__bitmap.php#ga54e89b87ba5f5c18323f16690e0e5730"><text:span text:style-name="T1">hwloc_bitmap_clr</text:span></text:a><text:span text:style-name="T1"> (</text:span><text:a xlink:type="simple" xlink:href="http://www.open-mpi.org/projects/hwloc/doc/v1.2.1/group__hwlocality__bitmap.php#gaa3c2bf4c776d603dcebbb61b0c923d84"><text:span text:style-name="T1">hwloc_bitmap_t</text:span></text:a><text:span text:style-name="T1"> bitmap, unsigned id)</text:span></text:p>
        </text:list-item>
      </text:list>
      <text:p text:style-name="Standard"><text:span text:style-name="T1"/></text:p>
      <text:h text:style-name="Heading_20_2" text:outline-level="2"><text:span text:style-name="T6">hwloc bitmap clear_range </text:span><text:span text:style-name="T3">bitmap</text:span><text:span text:style-name="T6"> </text:span><text:span text:style-name="T11">begin</text:span><text:span text:style-name="T12"> </text:span><text:span text:style-name="T11">end</text:span></text:h>
      <text:p text:style-name="Standard"><text:span text:style-name="T1">Description</text:span>: Remove indexes from <text:span text:style-name="Source_20_Text">begin</text:span> to <text:span text:style-name="Source_20_Text">end</text:span> in bitmap <text:span text:style-name="Source_20_Text">bitmap</text:span>. </text:p>
      <text:p text:style-name="Standard"><text:span text:style-name="T1">Returns</text:span>: String representation of a bitmap .</text:p>
      <text:p text:style-name="P5"><text:soft-page-break/>Underlying function(s):</text:p>
      <text:list xml:id="list996280191" text:continue-numbering="true" text:style-name="L24">
        <text:list-item>
          <text:p text:style-name="P27"><text:span text:style-name="T1">void </text:span><text:a xlink:type="simple" xlink:href="http://www.open-mpi.org/projects/hwloc/doc/v1.2.1/group__hwlocality__bitmap.php#gac27bd46fd5b387def6b40712b7ee2796"><text:span text:style-name="T1">hwloc_bitmap_clr_range</text:span></text:a><text:span text:style-name="T1"> (</text:span><text:a xlink:type="simple" xlink:href="http://www.open-mpi.org/projects/hwloc/doc/v1.2.1/group__hwlocality__bitmap.php#gaa3c2bf4c776d603dcebbb61b0c923d84"><text:span text:style-name="T1">hwloc_bitmap_t</text:span></text:a><text:span text:style-name="T1"> bitmap, unsigned begin, int end)</text:span></text:p>
        </text:list-item>
      </text:list>
      <text:p text:style-name="Standard"><text:span text:style-name="T1"/></text:p>
      <text:h text:style-name="Heading_20_2" text:outline-level="2"><text:span text:style-name="T6">hwloc bitmap singlify </text:span><text:span text:style-name="T3">bitmap</text:span></text:h>
      <text:p text:style-name="Standard"><text:span text:style-name="T1">Description</text:span>: Keep a single index among those set in bitmap <text:span text:style-name="Source_20_Text">bitmap</text:span>. </text:p>
      <text:p text:style-name="Standard"><text:span text:style-name="T1">Returns</text:span>: String representation of a bitmap .</text:p>
      <text:p text:style-name="P5">Underlying function(s):</text:p>
      <text:list xml:id="list309613417" text:continue-numbering="true" text:style-name="L24">
        <text:list-item>
          <text:p text:style-name="P27"><text:span text:style-name="T1">void </text:span><text:a xlink:type="simple" xlink:href="http://www.open-mpi.org/projects/hwloc/doc/v1.2.1/group__hwlocality__bitmap.php#ga4630aa1b7e08eac5b41be126194e84a1"><text:span text:style-name="T1">hwloc_bitmap_singlify</text:span></text:a><text:span text:style-name="T1"> (</text:span><text:a xlink:type="simple" xlink:href="http://www.open-mpi.org/projects/hwloc/doc/v1.2.1/group__hwlocality__bitmap.php#gaa3c2bf4c776d603dcebbb61b0c923d84"><text:span text:style-name="T1">hwloc_bitmap_t</text:span></text:a><text:span text:style-name="T1"> bitmap)</text:span></text:p>
        </text:list-item>
      </text:list>
      <text:p text:style-name="Standard"><text:span text:style-name="T1"/></text:p>
      <text:h text:style-name="Heading_20_2" text:outline-level="2"><text:span text:style-name="T6">hwloc bitmap is_set </text:span><text:span text:style-name="T3">bitmap</text:span><text:span text:style-name="T6"> </text:span><text:span text:style-name="T11">id</text:span></text:h>
      <text:p text:style-name="Standard"><text:span text:style-name="T1">Description</text:span>: Test whether index <text:span text:style-name="Source_20_Text">id</text:span> is part of bitmap <text:span text:style-name="Source_20_Text">bitmap</text:span>. </text:p>
      <text:p text:style-name="Standard"><text:span text:style-name="T1">Returns</text:span>: True/false.</text:p>
      <text:p text:style-name="P5">Underlying function(s):</text:p>
      <text:list xml:id="list795991457" text:continue-numbering="true" text:style-name="L24">
        <text:list-item>
          <text:p text:style-name="P27"><text:span text:style-name="T1">int </text:span><text:a xlink:type="simple" xlink:href="http://www.open-mpi.org/projects/hwloc/doc/v1.2.1/group__hwlocality__bitmap.php#ga2583f44cbdb5fff2ea40efdcf3975d3f"><text:span text:style-name="T1">hwloc_bitmap_isset</text:span></text:a><text:span text:style-name="T1"> (</text:span><text:a xlink:type="simple" xlink:href="http://www.open-mpi.org/projects/hwloc/doc/v1.2.1/group__hwlocality__bitmap.php#ga2fb1bbc8aea1ea22dee2f0fd39659f48"><text:span text:style-name="T1">hwloc_const_bitmap_t</text:span></text:a><text:span text:style-name="T1"> bitmap, unsigned id)</text:span></text:p>
        </text:list-item>
      </text:list>
      <text:p text:style-name="Standard"><text:span text:style-name="T1"/></text:p>
      <text:h text:style-name="Heading_20_2" text:outline-level="2"><text:span text:style-name="T6">hwloc bitmap is_zero </text:span><text:span text:style-name="T3">bitmap</text:span></text:h>
      <text:p text:style-name="Standard"><text:span text:style-name="T1">Description</text:span>: Test whether bitmap <text:span text:style-name="Source_20_Text">bitmap</text:span> is empty. </text:p>
      <text:p text:style-name="Standard"><text:span text:style-name="T1">Returns</text:span>: True/false.</text:p>
      <text:p text:style-name="P5">Underlying function(s):</text:p>
      <text:list xml:id="list2084299700" text:continue-numbering="true" text:style-name="L24">
        <text:list-item>
          <text:p text:style-name="P27"><text:span text:style-name="T1">int </text:span><text:a xlink:type="simple" xlink:href="http://www.open-mpi.org/projects/hwloc/doc/v1.2.1/group__hwlocality__bitmap.php#gaa94fed35d2a598bc4a8657b6955b7bf5"><text:span text:style-name="T1">hwloc_bitmap_iszero</text:span></text:a><text:span text:style-name="T1"> (</text:span><text:a xlink:type="simple" xlink:href="http://www.open-mpi.org/projects/hwloc/doc/v1.2.1/group__hwlocality__bitmap.php#ga2fb1bbc8aea1ea22dee2f0fd39659f48"><text:span text:style-name="T1">hwloc_const_bitmap_t</text:span></text:a><text:span text:style-name="T1"> bitmap)</text:span></text:p>
        </text:list-item>
      </text:list>
      <text:p text:style-name="Standard"><text:span text:style-name="T1"/></text:p>
      <text:h text:style-name="Heading_20_2" text:outline-level="2"><text:span text:style-name="T6">hwloc bitmap is_full </text:span><text:span text:style-name="T3">bitmap</text:span></text:h>
      <text:p text:style-name="Standard"><text:span text:style-name="T1">Description</text:span>: Test whether bitmap <text:span text:style-name="Source_20_Text">bitmap</text:span> is completely full. </text:p>
      <text:p text:style-name="Standard"><text:span text:style-name="T1">Returns</text:span>: True/false.</text:p>
      <text:p text:style-name="P5">Underlying function(s):</text:p>
      <text:list xml:id="list547476011" text:continue-numbering="true" text:style-name="L24">
        <text:list-item>
          <text:p text:style-name="P27"><text:span text:style-name="T1">int </text:span><text:a xlink:type="simple" xlink:href="http://www.open-mpi.org/projects/hwloc/doc/v1.2.1/group__hwlocality__bitmap.php#ga59a07ecd8e74f2d4ee4271a1dbf0e4dd"><text:span text:style-name="T1">hwloc_bitmap_isfull</text:span></text:a><text:span text:style-name="T1"> (</text:span><text:a xlink:type="simple" xlink:href="http://www.open-mpi.org/projects/hwloc/doc/v1.2.1/group__hwlocality__bitmap.php#ga2fb1bbc8aea1ea22dee2f0fd39659f48"><text:span text:style-name="T1">hwloc_const_bitmap_t</text:span></text:a><text:span text:style-name="T1"> bitmap)</text:span></text:p>
        </text:list-item>
      </text:list>
      <text:p text:style-name="Standard"><text:span text:style-name="T1"/></text:p>
      <text:p text:style-name="Standard"><text:span text:style-name="T1">XXX</text:span></text:p>
      <text:h text:style-name="Heading_20_1" text:outline-level="1">Memory Binding</text:h>
      <text:p text:style-name="P5">Pertains the following HWLoc Module(s): </text:p>
      <text:list xml:id="list1244220780" text:style-name="L19">
        <text:list-item>
          <text:p text:style-name="P33"><text:a xlink:type="simple" xlink:href="http://www.open-mpi.org/projects/hwloc/doc/v1.2/group__hwlocality__membinding.php"><text:span text:style-name="T2">Memory binding</text:span></text:a></text:p>
        </text:list-item>
      </text:list>
      <text:h text:style-name="Heading_20_2" text:outline-level="2"><text:span text:style-name="T3">topology</text:span> mem<text:span text:style-name="T6">bind get ?-pid </text:span><text:span text:style-name="T4">pid</text:span><text:span text:style-name="T6">? ?-type </text:span><text:span text:style-name="T4">flags</text:span><text:span text:style-name="T6">? ?-cpuset? </text:span></text:h>
      <text:p text:style-name="Standard"><text:span text:style-name="T1">Description</text:span>: Query the default memory binding policy and locality of the current process (or the specified one with -pid) or thread. If -cpuset is specified, then the returned bitmap are the CPUs near the locality's actual NUMA node(s).</text:p>
      <text:p text:style-name="Standard"><text:span text:style-name="T1">Returns</text:span>: String representation of a noteset.</text:p>
      <text:p text:style-name="P5">Underlying function(s):</text:p>
      <text:list xml:id="list952514659" text:continue-list="list1167303416" text:style-name="L15">
        <text:list-item>
          <text:p text:style-name="P34"><text:soft-page-break/>int <text:a xlink:type="simple" xlink:href="http://www.open-mpi.de/projects/hwloc/doc/v1.2/group__hwlocality__membinding.php#ga7b46a4ca0b2db9723ca73b0c148ccd93">hwloc_get_membind_nodeset</text:a> (<text:a xlink:type="simple" xlink:href="http://www.open-mpi.de/projects/hwloc/doc/v1.2/group__hwlocality__topology.php#ga9d1e76ee15a7dee158b786c30b6a6e38">hwloc_topology_t</text:a> topology, <text:a xlink:type="simple" xlink:href="http://www.open-mpi.de/projects/hwloc/doc/v1.2/group__hwlocality__sets.php#ga37e35730fa7e775b5bb0afe893d6d508">hwloc_nodeset_t</text:a> nodeset, <text:a xlink:type="simple" xlink:href="http://www.open-mpi.de/projects/hwloc/doc/v1.2/group__hwlocality__membinding.php#gac9764f79505775d06407b40f5e4661e8">hwloc_membind_policy_t</text:a> *policy, int flags)</text:p>
        </text:list-item>
        <text:list-item>
          <text:p text:style-name="P34">int <text:a xlink:type="simple" xlink:href="http://www.open-mpi.de/projects/hwloc/doc/v1.2/group__hwlocality__membinding.php#gab07aedba1119f99130e5f0b796b7d8a5">hwloc_get_membind</text:a> (<text:a xlink:type="simple" xlink:href="http://www.open-mpi.de/projects/hwloc/doc/v1.2/group__hwlocality__topology.php#ga9d1e76ee15a7dee158b786c30b6a6e38">hwloc_topology_t</text:a> topology, <text:a xlink:type="simple" xlink:href="http://www.open-mpi.de/projects/hwloc/doc/v1.2/group__hwlocality__sets.php#ga4bbf39b68b6f568fb92739e7c0ea7801">hwloc_cpuset_t</text:a> cpuset, <text:a xlink:type="simple" xlink:href="http://www.open-mpi.de/projects/hwloc/doc/v1.2/group__hwlocality__membinding.php#gac9764f79505775d06407b40f5e4661e8">hwloc_membind_policy_t</text:a> *policy, int flags).</text:p>
        </text:list-item>
        <text:list-item>
          <text:p text:style-name="P34">int <text:a xlink:type="simple" xlink:href="http://www.open-mpi.de/projects/hwloc/doc/v1.2/group__hwlocality__membinding.php#ga22074ed072e1039f74f17f7b16e9e39d">hwloc_get_proc_membind_nodeset</text:a> (<text:a xlink:type="simple" xlink:href="http://www.open-mpi.de/projects/hwloc/doc/v1.2/group__hwlocality__topology.php#ga9d1e76ee15a7dee158b786c30b6a6e38">hwloc_topology_t</text:a> topology, hwloc_pid_t pid, <text:a xlink:type="simple" xlink:href="http://www.open-mpi.de/projects/hwloc/doc/v1.2/group__hwlocality__sets.php#ga37e35730fa7e775b5bb0afe893d6d508">hwloc_nodeset_t</text:a> nodeset, <text:a xlink:type="simple" xlink:href="http://www.open-mpi.de/projects/hwloc/doc/v1.2/group__hwlocality__membinding.php#gac9764f79505775d06407b40f5e4661e8">hwloc_membind_policy_t</text:a> *policy, int flags)</text:p>
        </text:list-item>
        <text:list-item>
          <text:p text:style-name="P34"><text:span text:style-name="T2">int </text:span><text:a xlink:type="simple" xlink:href="http://www.open-mpi.de/projects/hwloc/doc/v1.2/group__hwlocality__membinding.php#gabaf9c13f1fa301d6895594cec52226e2"><text:span text:style-name="T2">hwloc_get_proc_membind</text:span></text:a><text:span text:style-name="T2"> (</text:span><text:a xlink:type="simple" xlink:href="http://www.open-mpi.de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de/projects/hwloc/doc/v1.2/group__hwlocality__sets.php#ga4bbf39b68b6f568fb92739e7c0ea7801"><text:span text:style-name="T2">hwloc_cpuset_t</text:span></text:a><text:span text:style-name="T2"> cpuset, </text:span><text:a xlink:type="simple" xlink:href="http://www.open-mpi.de/projects/hwloc/doc/v1.2/group__hwlocality__membinding.php#gac9764f79505775d06407b40f5e4661e8"><text:span text:style-name="T2">hwloc_membind_policy_t</text:span></text:a><text:span text:style-name="T2"> *policy, int flags)</text:span></text:p>
        </text:list-item>
      </text:list>
      <text:h text:style-name="Heading_20_2" text:outline-level="2"><text:span text:style-name="T3">topology</text:span> mem<text:span text:style-name="T6">bind set ?-pid </text:span><text:span text:style-name="T4">pid</text:span><text:span text:style-name="T6">? ?-type flags? ?-cpuset? </text:span><text:span text:style-name="T4">nodeset</text:span><text:span text:style-name="T6"> </text:span><text:span text:style-name="T4">policy</text:span></text:h>
      <text:p text:style-name="Standard"><text:span text:style-name="T1">Description</text:span>: Set the default memory binding policy of the current (or the specified one with -pid) process or thread to prefer the NUMA node(s) specified by <text:span text:style-name="Source_20_Text">nodeset</text:span>. If -cpuset is specified, then the binding is near the specified CPUs in bitmap. </text:p>
      <text:p text:style-name="Standard"><text:span text:style-name="T1">Returns</text:span>: Nothing.</text:p>
      <text:p text:style-name="P5">Underlying function(s):</text:p>
      <text:list xml:id="list95060706" text:continue-numbering="true" text:style-name="L15">
        <text:list-item>
          <text:p text:style-name="P34"><text:span text:style-name="T2">int </text:span><text:a xlink:type="simple" xlink:href="http://www.open-mpi.de/projects/hwloc/doc/v1.2/group__hwlocality__membinding.php#ga747962cbb16fd12ad6d126011c734a27"><text:span text:style-name="T2">hwloc_set_membind_nodeset</text:span></text:a><text:span text:style-name="T2"> (</text:span><text:a xlink:type="simple" xlink:href="http://www.open-mpi.de/projects/hwloc/doc/v1.2/group__hwlocality__topology.php#ga9d1e76ee15a7dee158b786c30b6a6e38"><text:span text:style-name="T2">hwloc_topology_t</text:span></text:a><text:span text:style-name="T2"> topology, </text:span><text:a xlink:type="simple" xlink:href="http://www.open-mpi.de/projects/hwloc/doc/v1.2/group__hwlocality__sets.php#ga2f5276235841ad66a79bedad16a5a10c"><text:span text:style-name="T2">hwloc_const_nodeset_t</text:span></text:a><text:span text:style-name="T2"> nodeset, </text:span><text:a xlink:type="simple" xlink:href="http://www.open-mpi.de/projects/hwloc/doc/v1.2/group__hwlocality__membinding.php#gac9764f79505775d06407b40f5e4661e8"><text:span text:style-name="T2">hwloc_membind_policy_t</text:span></text:a><text:span text:style-name="T2"> policy, int flags)</text:span></text:p>
        </text:list-item>
        <text:list-item>
          <text:p text:style-name="P34">int <text:a xlink:type="simple" xlink:href="http://www.open-mpi.de/projects/hwloc/doc/v1.2/group__hwlocality__membinding.php#ga8b6d1d90227aff8e44ef26bc1f8a8f95">hwloc_set_membind</text:a> (<text:a xlink:type="simple" xlink:href="http://www.open-mpi.de/projects/hwloc/doc/v1.2/group__hwlocality__topology.php#ga9d1e76ee15a7dee158b786c30b6a6e38">hwloc_topology_t</text:a> topology, <text:a xlink:type="simple" xlink:href="http://www.open-mpi.de/projects/hwloc/doc/v1.2/group__hwlocality__sets.php#ga1f784433e9b606261f62d1134f6a3b25">hwloc_const_cpuset_t</text:a> cpuset, <text:a xlink:type="simple" xlink:href="http://www.open-mpi.de/projects/hwloc/doc/v1.2/group__hwlocality__membinding.php#gac9764f79505775d06407b40f5e4661e8">hwloc_membind_policy_t</text:a> policy, int flags)</text:p>
        </text:list-item>
        <text:list-item>
          <text:p text:style-name="P34">int <text:a xlink:type="simple" xlink:href="http://www.open-mpi.de/projects/hwloc/doc/v1.2/group__hwlocality__membinding.php#gaf10d18cd4703ec980d7440a1c23fa07f">hwloc_set_proc_membind_nodeset</text:a> (<text:a xlink:type="simple" xlink:href="http://www.open-mpi.de/projects/hwloc/doc/v1.2/group__hwlocality__topology.php#ga9d1e76ee15a7dee158b786c30b6a6e38">hwloc_topology_t</text:a> topology, hwloc_pid_t pid, <text:a xlink:type="simple" xlink:href="http://www.open-mpi.de/projects/hwloc/doc/v1.2/group__hwlocality__sets.php#ga2f5276235841ad66a79bedad16a5a10c">hwloc_const_nodeset_t</text:a> nodeset, <text:a xlink:type="simple" xlink:href="http://www.open-mpi.de/projects/hwloc/doc/v1.2/group__hwlocality__membinding.php#gac9764f79505775d06407b40f5e4661e8">hwloc_membind_policy_t</text:a> policy, int flags)</text:p>
        </text:list-item>
        <text:list-item>
          <text:p text:style-name="P34">int <text:a xlink:type="simple" xlink:href="http://www.open-mpi.de/projects/hwloc/doc/v1.2/group__hwlocality__membinding.php#gac63c4517e71b3f0d41b3dee3e83dc55c">hwloc_set_proc_membind</text:a> (<text:a xlink:type="simple" xlink:href="http://www.open-mpi.de/projects/hwloc/doc/v1.2/group__hwlocality__topology.php#ga9d1e76ee15a7dee158b786c30b6a6e38">hwloc_topology_t</text:a> topology, hwloc_pid_t pid, <text:a xlink:type="simple" xlink:href="http://www.open-mpi.de/projects/hwloc/doc/v1.2/group__hwlocality__sets.php#ga1f784433e9b606261f62d1134f6a3b25">hwloc_const_cpuset_t</text:a> cpuset, <text:a xlink:type="simple" xlink:href="http://www.open-mpi.de/projects/hwloc/doc/v1.2/group__hwlocality__membinding.php#gac9764f79505775d06407b40f5e4661e8">hwloc_membind_policy_t</text:a> policy, int flags)</text:p>
        </text:list-item>
      </text:list>
      <text:h text:style-name="Heading_20_1" text:outline-level="1">Helpers</text:h>
      <text:p text:style-name="P5">Pertains the following HWLoc Module(s): </text:p>
      <text:list xml:id="list1012045245" text:style-name="L20">
        <text:list-item>
          <text:p text:style-name="P35"><text:a xlink:type="simple" xlink:href="http://www.open-mpi.org/projects/hwloc/doc/v1.2/group__hwlocality__helper__cpuset.php">Cpuset Helpers</text:a></text:p>
        </text:list-item>
        <text:list-item>
          <text:p text:style-name="P35"><text:a xlink:type="simple" xlink:href="http://www.open-mpi.org/projects/hwloc/doc/v1.2/group__hwlocality__helper__nodeset.php">Nodeset Helpers</text:a></text:p>
        </text:list-item>
        <text:list-item>
          <text:p text:style-name="P35"><text:a xlink:type="simple" xlink:href="http://www.open-mpi.org/projects/hwloc/doc/v1.2/group__hwlocality__helper__nodeset__convert.php">Conversion between cpuset and nodeset</text:a></text:p>
        </text:list-item>
      </text:list>
      <text:h text:style-name="Heading_20_2" text:outline-level="2"><text:span text:style-name="T3">topology</text:span> cpuset<text:span text:style-name="T6"> ?-complete|-allowed|-online|-topology?</text:span></text:h>
      <text:p text:style-name="Standard"><text:span text:style-name="T1">Description</text:span>: Get complete/allowed/online/topology CPU set.</text:p>
      <text:p text:style-name="Standard"><text:span text:style-name="T1">Returns</text:span>: A cpuset string representation.</text:p>
      <text:p text:style-name="P5">Underlying function(s):</text:p>
      <text:list xml:id="list2088520332" text:style-name="L21">
        <text:list-item>
          <text:p text:style-name="P36"><text:a xlink:type="simple" xlink:href="http://www.open-mpi.org/projects/hwloc/doc/v1.2/group__hwlocality__sets.php#ga1f784433e9b606261f62d1134f6a3b25"><text:span text:style-name="T2">hwloc_const_cpuset_t</text:span></text:a><text:span text:style-name="T2"> <text:line-break/>__hwloc_attribute_pure </text:span><text:a xlink:type="simple" xlink:href="http://www.open-mpi.org/projects/hwloc/doc/v1.2/group__hwlocality__helper__cpuset.php#ga75f0ac3ac41e9915541c3ae3153a6e26"><text:span text:style-name="T2">hwloc_topology_get_complete_cpu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6"><text:a xlink:type="simple" xlink:href="http://www.open-mpi.org/projects/hwloc/doc/v1.2/group__hwlocality__sets.php#ga1f784433e9b606261f62d1134f6a3b25"><text:span text:style-name="T2">hwloc_const_cpuset_t</text:span></text:a><text:span text:style-name="T2"> <text:line-break/>__hwloc_attribute_pure </text:span><text:a xlink:type="simple" xlink:href="http://www.open-mpi.org/projects/hwloc/doc/v1.2/group__hwlocality__helper__cpuset.php#ga4497338d1cbae6f8a6d68cb14234d5d8"><text:span text:style-name="T2">hwloc_topology_get_topology_cpu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6"><text:a xlink:type="simple" xlink:href="http://www.open-mpi.org/projects/hwloc/doc/v1.2/group__hwlocality__sets.php#ga1f784433e9b606261f62d1134f6a3b25"><text:span text:style-name="T2">hwloc_const_cpuset_t</text:span></text:a><text:span text:style-name="T2"> <text:line-break/></text:span><text:soft-page-break/><text:span text:style-name="T2">__hwloc_attribute_pure </text:span><text:a xlink:type="simple" xlink:href="http://www.open-mpi.org/projects/hwloc/doc/v1.2/group__hwlocality__helper__cpuset.php#gad00abc77f1670049a5b2139471d0c8db"><text:span text:style-name="T2">hwloc_topology_get_online_cpu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6"><text:a xlink:type="simple" xlink:href="http://www.open-mpi.org/projects/hwloc/doc/v1.2/group__hwlocality__sets.php#ga1f784433e9b606261f62d1134f6a3b25"><text:span text:style-name="T2">hwloc_const_cpuset_t</text:span></text:a><text:span text:style-name="T2"> <text:line-break/>__hwloc_attribute_pure </text:span><text:a xlink:type="simple" xlink:href="http://www.open-mpi.org/projects/hwloc/doc/v1.2/group__hwlocality__helper__cpuset.php#ga95f116c4c0b1ff2c6418c16341fc2e57"><text:span text:style-name="T2">hwloc_topology_get_allowed_cpu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</text:list>
      <text:h text:style-name="Heading_20_2" text:outline-level="2"><text:span text:style-name="T3">topology</text:span> nodeset <text:span text:style-name="T6">?-complete|-allowed|-topology?</text:span></text:h>
      <text:p text:style-name="Standard"><text:span text:style-name="T1">Description</text:span>: <text:s/>Get complete/allowed/topology NODE set.</text:p>
      <text:p text:style-name="Standard"><text:span text:style-name="T1">Returns</text:span>: A nodeset string representation.</text:p>
      <text:p text:style-name="P9">Underlying function(s):</text:p>
      <text:list xml:id="list683313123" text:style-name="L22">
        <text:list-item>
          <text:p text:style-name="P37"><text:a xlink:type="simple" xlink:href="http://www.open-mpi.org/projects/hwloc/doc/v1.2/group__hwlocality__sets.php#ga2f5276235841ad66a79bedad16a5a10c"><text:span text:style-name="T2">hwloc_const_nodeset_t</text:span></text:a><text:span text:style-name="T2"> <text:line-break/></text:span><text:span text:style-name="T2">__hwloc_attribute_pure </text:span><text:a xlink:type="simple" xlink:href="http://www.open-mpi.org/projects/hwloc/doc/v1.2/group__hwlocality__helper__nodeset.php#gaf8331b6d5e60c463f7ebe21a878561d4"><text:span text:style-name="T2">hwloc_topology_get_complete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7"><text:a xlink:type="simple" xlink:href="http://www.open-mpi.org/projects/hwloc/doc/v1.2/group__hwlocality__sets.php#ga2f5276235841ad66a79bedad16a5a10c"><text:span text:style-name="T2">hwloc_const_nodeset_t</text:span></text:a><text:span text:style-name="T2"> <text:line-break/>__hwloc_attribute_pure </text:span><text:a xlink:type="simple" xlink:href="http://www.open-mpi.org/projects/hwloc/doc/v1.2/group__hwlocality__helper__nodeset.php#gae6821ede7676dfac0515a4b7b04b0397"><text:span text:style-name="T2">hwloc_topology_get_topology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7"><text:a xlink:type="simple" xlink:href="http://www.open-mpi.org/projects/hwloc/doc/v1.2/group__hwlocality__sets.php#ga2f5276235841ad66a79bedad16a5a10c"><text:span text:style-name="T2">hwloc_const_nodeset_t</text:span></text:a><text:span text:style-name="T2"> <text:line-break/>__hwloc_attribute_pure </text:span><text:a xlink:type="simple" xlink:href="http://www.open-mpi.org/projects/hwloc/doc/v1.2/group__hwlocality__helper__nodeset.php#ga5d829323f8d283687be43ea8c894eb3b"><text:span text:style-name="T2">hwloc_topology_get_allowed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</text:list>
      <text:h text:style-name="Heading_20_2" text:outline-level="2"><text:span text:style-name="T3">topology</text:span> convert<text:span text:style-name="T6"> ?-strict? -to_cpuset|-to_nodeset </text:span><text:span text:style-name="T4">bitmap</text:span></text:h>
      <text:p text:style-name="Standard"><text:span text:style-name="T1">Description</text:span>: Convert cpuset to NUMA nodeset and vise versa, which optionally handling non-NUMA cases.</text:p>
      <text:p text:style-name="Standard"><text:span text:style-name="T1">Returns</text:span>: A cpuset string representation.</text:p>
      <text:p text:style-name="P8">Underlying function(s):</text:p>
      <text:list xml:id="list424357946" text:style-name="L23">
        <text:list-item>
          <text:p text:style-name="P38"><text:a xlink:type="simple" xlink:href="http://www.open-mpi.org/projects/hwloc/doc/v1.2/group__hwlocality__helper__nodeset__convert.php#ga60ecc4ae480c28b5fbd34aca4fc37daa"><text:span text:style-name="T2">hwloc_cpuset_to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</text:span><text:a xlink:type="simple" xlink:href="http://www.open-mpi.org/projects/hwloc/doc/v1.2/group__hwlocality__sets.php#ga37e35730fa7e775b5bb0afe893d6d508"><text:span text:style-name="T2">hwloc_nodeset_t</text:span></text:a><text:span text:style-name="T2"> nodeset)</text:span></text:p>
        </text:list-item>
        <text:list-item>
          <text:p text:style-name="P38"><text:a xlink:type="simple" xlink:href="http://www.open-mpi.org/projects/hwloc/doc/v1.2/group__hwlocality__helper__nodeset__convert.php#ga9162785e39d7c697f76f99524c4a2fb4"><text:span text:style-name="T2">hwloc_cpuset_to_nodeset_strict</text:span></text:a><text:span text:style-name="T2"> (struct hwloc_topology *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</text:span><text:a xlink:type="simple" xlink:href="http://www.open-mpi.org/projects/hwloc/doc/v1.2/group__hwlocality__sets.php#ga37e35730fa7e775b5bb0afe893d6d508"><text:span text:style-name="T2">hwloc_nodeset_t</text:span></text:a><text:span text:style-name="T2"> nodeset)</text:span></text:p>
        </text:list-item>
        <text:list-item>
          <text:p text:style-name="P38"><text:a xlink:type="simple" xlink:href="http://www.open-mpi.org/projects/hwloc/doc/v1.2/group__hwlocality__helper__nodeset__convert.php#gaa677fd588304b5615de4ea78104adfb5"><text:span text:style-name="T2">hwloc_cpuset_from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cpuset, </text:span><text:a xlink:type="simple" xlink:href="http://www.open-mpi.org/projects/hwloc/doc/v1.2/group__hwlocality__sets.php#ga2f5276235841ad66a79bedad16a5a10c"><text:span text:style-name="T2">hwloc_const_nodeset_t</text:span></text:a><text:span text:style-name="T2"> nodeset)</text:span></text:p>
        </text:list-item>
        <text:list-item>
          <text:p text:style-name="P38"><text:a xlink:type="simple" xlink:href="http://www.open-mpi.org/projects/hwloc/doc/v1.2/group__hwlocality__helper__nodeset__convert.php#gaa7c3f39802b00a758c58e024a8119979"><text:span text:style-name="T2">hwloc_cpuset_from_nodeset_strict</text:span></text:a><text:span text:style-name="T2"> (struct hwloc_topology *topology, </text:span><text:a xlink:type="simple" xlink:href="http://www.open-mpi.org/projects/hwloc/doc/v1.2/group__hwlocality__sets.php#ga4bbf39b68b6f568fb92739e7c0ea7801"><text:span text:style-name="T2">hwloc_cpuset_t</text:span></text:a><text:span text:style-name="T2"> cpuset, </text:span><text:a xlink:type="simple" xlink:href="http://www.open-mpi.org/projects/hwloc/doc/v1.2/group__hwlocality__sets.php#ga2f5276235841ad66a79bedad16a5a10c"><text:span text:style-name="T2">hwloc_const_nodeset_t</text:span></text:a><text:span text:style-name="T2"> nodeset)</text:span></text:p>
        </text:list-item>
      </text:list>
      <text:h text:style-name="Heading_20_1" text:outline-level="1">Remaining Modules</text:h>
      <text:list xml:id="list1981259961" text:continue-list="list1585997348" text:style-name="L16">
        <text:list-item>
          <text:p text:style-name="P30">Various Helpers</text:p>
          <text:list>
            <text:list-item>
              <text:p text:style-name="P30"><text:a xlink:type="simple" xlink:href="http://www.open-mpi.org/projects/hwloc/doc/v1.2/group__hwlocality__helper__types.php">Object Type Helpers</text:a></text:p>
            </text:list-item>
            <text:list-item>
              <text:p text:style-name="P30"><text:a xlink:type="simple" xlink:href="http://www.open-mpi.org/projects/hwloc/doc/v1.2/group__hwlocality__helper__traversal__basic.php">Basic Traversal Helpers</text:a></text:p>
            </text:list-item>
            <text:list-item>
              <text:p text:style-name="P30"><text:a xlink:type="simple" xlink:href="http://www.open-mpi.org/projects/hwloc/doc/v1.2/group__hwlocality__helper__traversal.php">Advanced Traversal Helpers</text:a></text:p>
            </text:list-item>
            <text:list-item>
              <text:p text:style-name="P30"><text:a xlink:type="simple" xlink:href="http://www.open-mpi.org/projects/hwloc/doc/v1.2/group__hwlocality__helper__binding.php">Binding Helpers</text:a></text:p>
            </text:list-item>
          </text:list>
        </text:list-item>
        <text:list-item>
          <text:p text:style-name="P30">Finding Objects</text:p>
          <text:list>
            <text:list-item>
              <text:p text:style-name="P30"><text:a xlink:type="simple" xlink:href="http://www.open-mpi.org/projects/hwloc/doc/v1.2/group__hwlocality__helper__find__inside.php">Finding Objects Inside a CPU set</text:a></text:p>
            </text:list-item>
            <text:list-item>
              <text:p text:style-name="P30"><text:soft-page-break/><text:a xlink:type="simple" xlink:href="http://www.open-mpi.org/projects/hwloc/doc/v1.2/group__hwlocality__helper__find__covering.php">Finding a single Object covering at least CPU set</text:a></text:p>
            </text:list-item>
            <text:list-item>
              <text:p text:style-name="P30"><text:a xlink:type="simple" xlink:href="http://www.open-mpi.org/projects/hwloc/doc/v1.2/group__hwlocality__helper__find__coverings.php">Finding a set of similar Objects covering at least a CPU set</text:a></text:p>
            </text:list-item>
            <text:list-item>
              <text:p text:style-name="P30"><text:a xlink:type="simple" xlink:href="http://www.open-mpi.org/projects/hwloc/doc/v1.2/group__hwlocality__helper__find__cache.php">Cache-specific Finding Helpers</text:a></text:p>
            </text:list-item>
          </text:list>
        </text:list-item>
        <text:list-item>
          <text:p text:style-name="P30"><text:a xlink:type="simple" xlink:href="http://www.open-mpi.org/projects/hwloc/doc/v1.2/group__hwlocality__distances.php">Distances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9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902in" fo:margin-bottom="0.0799in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in" fo:margin-right="0in" fo:text-indent="-0.1201in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2T17:05:26</meta:creation-date>
    <meta:editing-duration>PT00H00M00S</meta:editing-duration>
    <meta:editing-cycles>1</meta:editing-cycles>
    <meta:generator>OpenOffice.org/3.2$Unix OpenOffice.org_project/320m12$Build-9483</meta:generator>
    <meta:document-statistic meta:table-count="0" meta:image-count="0" meta:object-count="0" meta:page-count="13" meta:paragraph-count="385" meta:word-count="2149" meta:character-count="17792"/>
  </office:meta>
</office:document-meta>
</file>